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text-properties fo:language="ru" fo:country="RU"/>
    </style:style>
    <style:style style:name="P122" style:family="paragraph" style:parent-style-name="Text_20_body">
      <style:text-properties fo:language="en" fo:country="US"/>
    </style:style>
    <style:style style:name="P123" style:family="paragraph" style:parent-style-name="Text_20_body">
      <style:paragraph-properties fo:background-color="#eeeeee">
        <style:background-image/>
      </style:paragraph-properties>
    </style:style>
    <style:style style:name="P124" style:family="paragraph" style:parent-style-name="Text_20_body">
      <style:paragraph-properties fo:background-color="#eeeeee">
        <style:background-image/>
      </style:paragraph-properties>
      <style:text-properties fo:language="en" fo:country="US"/>
    </style:style>
    <style:style style:name="P125" style:family="paragraph" style:parent-style-name="First_20_line_20_indent">
      <style:paragraph-properties fo:background-color="#eeeeee">
        <style:background-image/>
      </style:paragraph-properties>
      <style:text-properties fo:language="ru" fo:country="RU"/>
    </style:style>
    <style:style style:name="P12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7" style:family="paragraph" style:parent-style-name="Text_20_body">
      <style:paragraph-properties fo:margin-left="0cm" fo:margin-right="0cm" fo:text-align="justify"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9" style:family="paragraph" style:parent-style-name="Text_20_body">
      <style:paragraph-properties fo:margin-left="0cm" fo:margin-right="0cm" fo:text-align="center"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1">
      <style:paragraph-properties fo:background-color="#eeeeee">
        <style:background-image/>
      </style:paragraph-properties>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2">
      <style:paragraph-properties fo:background-color="#eeeeee">
        <style:background-image/>
      </style:paragraph-properties>
      <style:text-properties fo:language="ru" fo:country="RU"/>
    </style:style>
    <style:style style:name="P160" style:family="paragraph" style:parent-style-name="Heading_20_3">
      <style:text-properties fo:language="ru" fo:country="RU"/>
    </style:style>
    <style:style style:name="P161" style:family="paragraph" style:parent-style-name="First_20_line_20_indent" style:list-style-name="L6">
      <style:paragraph-properties fo:margin-left="0cm" fo:margin-right="0cm" fo:text-indent="0cm" style:auto-text-indent="false" fo:background-color="#eeeeee">
        <style:background-image/>
      </style:paragraph-properties>
      <style:text-properties fo:language="ru" fo:country="RU"/>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70"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71"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7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3" style:family="paragraph" style:parent-style-name="Text_20_body">
      <style:paragraph-properties fo:margin-left="0cm" fo:margin-right="0cm" fo:text-align="justify" style:justify-single-word="false" fo:text-indent="0.499cm" style:auto-text-indent="false"/>
    </style:style>
    <style:style style:name="P174"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style>
    <style:style style:name="P1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style>
    <style:style style:name="P17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77" style:family="paragraph" style:parent-style-name="Text_20_body" style:list-style-name="L7">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8" style:family="paragraph" style:parent-style-name="Text_20_body" style:list-style-name="L7">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79" style:family="paragraph" style:parent-style-name="Text_20_body">
      <style:paragraph-properties loext:contextual-spacing="false" fo:margin-top="0cm" fo:margin-bottom="0.212cm" fo:text-align="justify" style:justify-single-word="false" fo:background-color="transparent">
        <style:background-image/>
      </style:paragraph-properties>
      <style:text-properties fo:language="ru" fo:country="RU"/>
    </style:style>
    <style:style style:name="P18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transparent">
        <style:background-image/>
      </style:paragraph-properties>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style:style>
    <style:style style:name="T12" style:family="text">
      <style:text-properties fo:language="ru" fo:country="RU"/>
    </style:style>
    <style:style style:name="T13" style:family="text">
      <style:text-properties fo:language="ru" fo:country="RU"/>
    </style:style>
    <style:style style:name="T14" style:family="text">
      <style:text-properties fo:language="ru" fo:country="RU"/>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style:font-weight-asian="normal" style:font-weight-complex="normal" loext:char-shading-value="0"/>
    </style:style>
    <style:style style:name="T21" style:family="text">
      <style:text-properties fo:language="en" fo:country="US" fo:background-color="transparent" loext:char-shading-value="0"/>
    </style:style>
    <style:style style:name="T22" style:family="text">
      <style:text-properties fo:language="en" fo:country="US"/>
    </style:style>
    <style:style style:name="T23" style:family="text">
      <style:text-properties fo:color="#ff3333"/>
    </style:style>
    <style:style style:name="T24" style:family="text">
      <style:text-properties fo:color="#ff3333" fo:language="ru" fo:country="RU"/>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color="#800000" fo:language="ru" fo:country="RU" fo:font-style="normal" style:font-style-asian="normal" style:font-style-complex="normal"/>
    </style:style>
    <style:style style:name="T31"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fo:color="#800000" fo:language="en" fo:country="US"/>
    </style:style>
    <style:style style:name="T33"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style:font-weight-asian="bold" style:font-weight-complex="bold" loext:char-shading-value="0"/>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ru" fo:country="RU" fo:font-style="normal" fo:background-color="transparent" style:font-style-asian="normal" style:font-style-complex="normal" loext:char-shading-value="0"/>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style:font-style-asian="normal" style:font-style-complex="normal" loext:char-shading-value="0"/>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fo:background-color="transparent" loext:char-shading-value="0"/>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color="#c5000b"/>
    </style:style>
    <style:style style:name="T62" style:family="text">
      <style:text-properties fo:language="fr" fo:country="FR"/>
    </style:style>
    <style:style style:name="T63" style:family="text">
      <style:text-properties fo:color="#0000ff"/>
    </style:style>
    <style:style style:name="T64" style:family="text">
      <style:text-properties fo:color="#0000ff" fo:language="ru" fo:country="RU"/>
    </style:style>
    <style:style style:name="T65" style:family="text">
      <style:text-properties fo:color="#3333ff"/>
    </style:style>
    <style:style style:name="T66" style:family="text">
      <style:text-properties fo:color="#3333ff" fo:language="en" fo:country="US"/>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color="#0066ff"/>
    </style:style>
    <style:style style:name="T70" style:family="text">
      <style:text-properties fo:color="#0066ff" fo:language="en" fo:country="US" fo:font-style="normal" fo:background-color="transparent" style:font-style-asian="normal" style:font-style-complex="normal" loext:char-shading-value="0"/>
    </style:style>
    <style:style style:name="T71" style:family="text">
      <style:text-properties fo:background-color="#ffff00" loext:char-shading-value="0"/>
    </style:style>
    <style:style style:name="T72" style:family="text">
      <style:text-properties fo:color="#00ccff"/>
    </style:style>
    <style:style style:name="T73" style:family="text">
      <style:text-properties fo:font-weight="normal" style:font-weight-asian="normal" style:font-weight-complex="normal"/>
    </style:style>
    <style:style style:name="T74" style:family="text">
      <style:text-properties fo:font-weight="normal" fo:background-color="transparent" style:font-weight-asian="normal" style:font-weight-complex="normal" loext:char-shading-value="0"/>
    </style:style>
    <style:style style:name="T75" style:family="text">
      <style:text-properties fo:color="#0066cc"/>
    </style:style>
    <style:style style:name="T76" style:family="text">
      <style:text-properties fo:color="#0066cc" fo:language="ru" fo:country="RU"/>
    </style:style>
    <style:style style:name="T77" style:family="text">
      <style:text-properties fo:color="#0000cc"/>
    </style:style>
    <style:style style:name="T78" style:family="text">
      <style:text-properties style:text-line-through-style="solid" fo:font-weight="bold" style:font-weight-asian="bold" style:font-weight-complex="bold"/>
    </style:style>
    <style:style style:name="T79" style:family="text">
      <style:text-properties fo:language="uk" fo:country="UA"/>
    </style:style>
    <style:style style:name="T80" style:family="text">
      <style:text-properties fo:language="uk" fo:country="UA" fo:font-style="italic" style:font-style-asian="italic" style:font-style-complex="italic"/>
    </style:style>
    <style:style style:name="T81" style:family="text">
      <style:text-properties fo:language="uk" fo:country="UA" fo:font-weight="bold" style:font-weight-asian="bold" style:font-weight-complex="bold"/>
    </style:style>
    <style:style style:name="T82" style:family="text">
      <style:text-properties fo:color="#ff0000"/>
    </style:style>
    <style:style style:name="T83" style:family="text">
      <style:text-properties style:text-underline-style="none"/>
    </style:style>
    <style:style style:name="T84" style:family="text">
      <style:text-properties style:text-rotation-angle="90" style:text-rotation-scale="line-height"/>
    </style:style>
    <style:style style:name="T85" style:family="text">
      <style:text-properties style:text-rotation-angle="270" style:text-rotation-scale="line-height"/>
    </style:style>
    <style:style style:name="T86" style:family="text">
      <style:text-properties style:text-position="sub 58%" style:font-size-asian="10.5pt"/>
    </style:style>
    <style:style style:name="T87" style:family="text">
      <style:text-properties style:font-name="Symbol" style:font-name-asian="Symbol" style:font-name-complex="Symbol"/>
    </style:style>
    <style:style style:name="T88" style:family="text">
      <style:text-properties style:font-name="Liberation Serif1" style:font-name-asian="Symbol" style:font-name-complex="Symbol"/>
    </style:style>
    <style:style style:name="T89" style:family="text">
      <style:text-properties style:font-name="Courier New CYR"/>
    </style:style>
    <style:style style:name="T90" style:family="text">
      <style:text-properties style:font-name="Courier New CYR" fo:language="en" fo:country="US"/>
    </style:style>
    <style:style style:name="T91" style:family="text">
      <style:text-properties fo:color="#6666ff"/>
    </style:style>
    <style:style style:name="T92"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64">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2">&lt;</text:span><text:span text:style-name="T56">Э</text:span><text:span text:style-name="T33">пизод в Кантерлоте, где Луна составляет невысокое мнение об умственных способностях Макса</text:span><text:span text:style-name="T52">&gt;</text:span></text:p>
      <text:p text:style-name="P42">&lt;<text:span text:style-name="T29">Глава про то, как Селестия пытается определить, чего хочет Макс </text:span>&lt;<text:span text:style-name="T1">и </text:span><text:span text:style-name="T29">ест ванильное мороженное</text:span>&gt;<text:span text:style-name="T29">.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8">&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9">Селестия лечит Макса в Кантерлоте от болячек и наркозависимости по-настоящему </text:span><text:span text:style-name="T28">(</text:span><text:span text:style-name="T29">перебирает на себя его болячки</text:span><text:span text:style-name="T28">)</text:span><text:span text:style-name="T2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gt;</text:p>
      <text:p text:style-name="P57"><text:span text:style-name="T15">&lt;Луна - </text:span><text:span text:style-name="T28">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5">&gt;</text:span></text:p>
      <text:p text:style-name="P57">&lt;Добавить эпизод подбора снаряги перед опасным заданием&gt;</text:p>
      <text:p text:style-name="P81">Таймлайн <text:span text:style-name="T15">(</text:span>события через 10 лет после Обмена): </text:p>
      <text:p text:style-name="P81">Год 2143 ПВ <text:span text:style-name="T15">(AU -?)</text:span></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5">&lt;</text:span>7<text:span text:style-name="T15">-</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5">&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5">&lt;</text:span>28-е июня<text:span text:style-name="T15"> </text:span>- попытка отослать письмо Селестии через Спайка</text:p>
      <text:p text:style-name="P81">30-е июня — выезд из Понивилля</text:p>
      <text:p text:style-name="P81"><text:soft-page-break/>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5"> </text:span>Провал Груммингтона. Отбытие с Груммингтона</text:p>
      <text:p text:style-name="P81"><text:span text:style-name="T15">&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5">[</text:span>21-е июля<text:span text:style-name="T15">]</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21">Обмен ( <text:a xlink:type="simple" xlink:href="https://darkpony.ru/obmen/" text:style-name="Internet_20_link" text:visited-style-name="Visited_20_Internet_20_Link">https://darkpony.ru/obmen/</text:a> )</text:p>
      <text:p text:style-name="P122">I Dream Of Luna</text:p>
      <text:p text:style-name="P121">Розовые глазки</text:p>
      <text:p text:style-name="P12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7"/>
      <text:h text:style-name="Heading_20_2" text:outline-level="2">Идеи</text:h>
      <text:list xml:id="list1107760506180097036"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4265495682511411926" text:style-name="L2">
        <text:list-item>
          <text:p text:style-name="P164">«Великие грифоны прошлого» - из канона (5<text:span text:style-name="T15">s8e)</text:span></text:p>
        </text:list-item>
        <text:list-item>
          <text:p text:style-name="P164">«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71">Природа Проклятий</text:span>» - обмен</text:p>
        </text:list-item>
        <text:list-item>
          <text:p text:style-name="P164"><text:span text:style-name="T71">«Магия для Чайников»</text:span> - обмен</text:p>
        </text:list-item>
        <text:list-item>
          <text:p text:style-name="P164"><text:span text:style-name="T71">«Энциклопедия Арканум»</text:span> - обмен</text:p>
        </text:list-item>
        <text:list-item>
          <text:p text:style-name="P164">«О Гейсах» - обмен</text:p>
        </text:list-item>
        <text:list-item>
          <text:p text:style-name="P164"><text:soft-page-break/>«<text:span text:style-name="T71">Тайны Тайных Наук</text:span>» - обмен</text:p>
        </text:list-item>
        <text:list-item>
          <text:p text:style-name="P167">«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865467849508559113"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71">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text:soft-page-break/>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9">Искусственный интеллект. Создан Владом и Максом. Разработан для управления корпорациями.</text:p>
      <text:h text:style-name="Heading_20_3" text:outline-level="3">Норф</text:h>
      <text:p text:style-name="P11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5">2500</text:span>. Страдает о скуки.</text:p>
      <text:h text:style-name="Heading_20_3" text:outline-level="3">Луна</text:h>
      <text:p text:style-name="P1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text:soft-page-break/>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55" text:outline-level="2">1. Терра</text:h>
      <text:p text:style-name="P26">музыка - кондовая электронная, холодная и отчаянная (Electronics “Disappointed”)</text:p>
      <text:p text:style-name="P27">или из Донни Дарко</text:p>
      <text:p text:style-name="P28">&lt;Mission Impossible theme ?&gt;</text:p>
      <text:p text:style-name="P28">&lt;Pink Floyd “Another Brick In The Wall”&gt;</text:p>
      <text:p text:style-name="P12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5">RnD-</text:span><text:span text:style-name="T1">зоны</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5">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6"/>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5">– Нэш, к</text:span>ак называется наш проект?</text:p>
      <text:p text:style-name="P76"><text:span text:style-name="T8">– </text:span><text:span text:style-name="T73">Дайсон.</text:span></text:p>
      <text:p text:style-name="P76"><text:span text:style-name="T8">– </text:span><text:span text:style-name="T73">Сколько тебе лет?</text:span></text:p>
      <text:p text:style-name="P76"><text:span text:style-name="T8">– </text:span><text:span text:style-name="T73">Два года с начала запуска кластера.</text:span></text:p>
      <text:p text:style-name="P76"><text:span text:style-name="T8">– </text:span><text:span text:style-name="T73">Какой сейчас год?</text:span></text:p>
      <text:p text:style-name="P76"><text:span text:style-name="T8">– </text:span><text:span text:style-name="T73">202</text:span><text:span text:style-name="T8">1</text:span><text:span text:style-name="T73">-й.</text:span></text:p>
      <text:p text:style-name="P24"/>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78"><text:span text:style-name="T39">–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6"/>
      <text:p text:style-name="P38"><text:span text:style-name="T5">–</text:span><text:span text:style-name="T6"> </text:span><text:span text:style-name="T5">Нэш</text:span><text:span text:style-name="T68">, </text:span><text:span text:style-name="T5">в некоем городе живёт брадобрей, который бреет всех людей, которые не бреются сами. Вопрос: кто бреет брадобрея</text:span><text:span text:style-name="T68">?</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6">incompartible interface Analytics v.0.93 beta</text:span>”</text:p>
      <text:p text:style-name="P38">Ага, уже теплее.</text:p>
      <text:p text:style-name="P38"/>
      <text:p text:style-name="P76"><text:span text:style-name="T8">– Нэш</text:span><text:span text:style-name="T73">,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text:soft-page-break/>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5">–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5">–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5">.</text:span></text:p>
      <text:p text:style-name="P51"/>
      <text:p text:style-name="P101">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29">***</text:p>
      <text:p text:style-name="P12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1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text:span><text:span text:style-name="T1">диван</text:span><text:span text:style-name="T1">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8">Bionic-Hill’а</text:span>. <text:span text:style-name="T1">Разноцветное искрение снежинок в мягком свете фонарей</text:span> создавал<text:span text:style-name="T1">о</text:span> атмосферу <text:span text:style-name="T8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3">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5">&lt;</text:span><text:span text:style-name="T76">мелодия из Донни Дарко</text:span><text:span text:style-name="T15">&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text:span text:style-name="T24">Влада&lt;Юджина&gt;</text:span><text:span text:style-name="T1">,</text:span> <text:span text:style-name="T1">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9">А у нас получается... </text:span><text:span text:style-name="T2">–</text:span><text:span text:style-name="T5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2">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5">2. </text:span>Дом, любимый дом</text:h>
      <text:p text:style-name="P79">Музыка быстрая, тревожная, надорваная и печальная (Pet Shop Boys “So Hard” ?)</text:p>
      <text:p text:style-name="P29"/>
      <text:p text:style-name="P88"><text:span text:style-name="T15">&lt;</text:span><text:span text:style-name="T1">Описание полёта через Эогипп. Удивлённый взгляд Анакорна</text:span><text:span text:style-name="T15">&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5">–</text:span> Она очнулась.</text:p>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5">облака.&lt;</text:span><text:span text:style-name="T29">Описание получше. Подземелье</text:span><text:span text:style-name="T1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2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6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9">Именно Селестия нашла пророчество-заклинание Свирла и настояла на его исполнении</text:span><text:span text:style-name="T1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8">верх</text:span>…</text:p>
      <text:p text:style-name="P3">– Сестра, ты идёшь? – заглянула в зал Луна.</text:p>
      <text:p text:style-name="P3">Тут м<text:span text:style-name="T15">еня, </text:span>наконец,<text:span text:style-name="T15"> стошнило. Буквально вывернуло наизнанку: из носа текло, в глазах стояли слёзы. </text:span></text:p>
      <text:p text:style-name="P3">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8">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3">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8">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5">–</text:span> Уфф! Выкарабкались. Почти без потерь, <text:span text:style-name="T15">–</text:span> заметил Дискорд, оглядывая крыло. <text:span text:style-name="T15">–</text:span> Могло быть и хуже.</text:p>
      <text:p text:style-name="P3"><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5">–</text:span> <text:span text:style-name="T28">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5">–</text:span> ТЫ!!! ТЫ!..</text:p>
      <text:p text:style-name="P3"><text:span text:style-name="T15">–</text:span> Да, я!!! <text:span text:style-name="T15">–</text:span> Дискорд подбоченился и с вызовом посмотрел на разъярённую аликорницу. <text:span text:style-name="T15">–</text:span> Можешь скинуть меня в болото, можешь превратить обратно в камень, <text:span text:style-name="T28">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oft-page-break/><text:span text:style-name="T15">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2">Глава IV. Пределы магии</text:p>
      <text:p text:style-name="P19"/>
      <text:p text:style-name="P22">Вашему покорному слуге известны четыре предела магии: </text:p>
      <text:list xml:id="list9028924242551711590" text:style-name="L4">
        <text:list-item>
          <text:p text:style-name="P16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text:span> Блядь, как меня заебала эта архаика! Когда-нибудь пошлю нахер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10">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8">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5">Ну, понятно, в элитном придворцовом квартале, который представляет из себя </text:span><text:span text:style-name="T1">верхний город</text:span><text:span text:style-name="T15">, цены кусаются. Надо топать вниз, на окраину. Но, блин, корявые пальцы внесли свою коррективу в шопинг-план!</text:span></text:p>
      <text:p text:style-name="P77"><text:span text:style-name="T15">Как раз на спуске в нижний </text:span><text:span text:style-name="T1">город, на мосту</text:span><text:span text:style-name="T15">, 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17">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text:soft-page-break/>– “Лорен” я сделал на базе <text:span text:style-name="T38">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5">4. </text:span>Библиотека</text:h>
      <text:p text:style-name="P18">&lt;<text:span text:style-name="T63">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text:soft-page-break/>Возьмём, <text:s/>примеру, заклинание начального предела: “Ярету пхонг руул квами”, <text:span text:style-name="T1">—</text:span> что означает: “<text:span text:style-name="T28">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text:span>Ну,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5">За прошедшие дни я уже привык и к магии, и к разумным эквиноподобным и даже </text:span><text:span text:style-name="T1">ко сну вдоволь</text:span><text:span text:style-name="T15">.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5">– </text:span>Не забывай, человек, я — могущественный маг и правитель Эквестрии. Ко мне нужно относиться с должным уважением!</text:p>
      <text:p text:style-name="P52"><text:span text:style-name="T15">– </text:span>А то что? Превратишь в жабу? Сошлёшь на Луну? Убьёшь нахер?</text:p>
      <text:p text:style-name="P52">Аликорница сникла. Уши её опустились.</text:p>
      <text:p text:style-name="P52"><text:span text:style-name="T15">– </text:span>Макс, не надо... Ты же знаешь, я этого не сделаю.</text:p>
      <text:p text:style-name="P52"><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52"><text:span text:style-name="T15">Аликорница уселась н</text:span>а пол <text:span text:style-name="T15">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5">– Лады! Вот видишь, нам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52"><text:span text:style-name="T15">Л</text:span>ампа<text:span text:style-name="T15"> отбрасывал</text:span>а<text:span text:style-name="T15"> мягкие тени на стену библиотеки. Селестия, расположи</text:span>вшись<text:span text:style-name="T15"> у моего кресл</text:span>а,<text:span text:style-name="T1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5">– </text:span>Вот, читай отсюда. <text:span text:style-name="T15">–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8">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6" text:outline-level="2"><text:span text:style-name="T15">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63">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8">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9">Селестия достаёт из потайной щели свиток с мыслями Селестии</text:span><text:span text:style-name="T28">`<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5" text:outline-level="2">6. Стыд</text:h>
      <text:p text:style-name="P52">&lt;<text:span text:style-name="T92">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23">Абсолютного забвения</text:span>&gt;Стирание из бытия. Точнее, его нет и не было после того, как я замкнула его на его создателя, Иггуса. Суть заклинания <text:span text:style-name="T7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9">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9">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5">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8">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5">–</text:span> Постой, постой,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5">–</text:span> Эммм… Они… м-м-м… не больны… в некотором смысле… <text:span text:style-name="T15">–</text:span> гонец изо всех сил ковырял копытом <text:s/>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5">—</text:span> в возможности летать. И добровольно отказаться от полётов для него <text:span text:style-name="T1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oft-page-break/><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5">— и втайне немного завидовала этому</text:span>. Если бы сестра со своими способностями к магии умела обуздывать свои эмоции <text:span text:style-name="T15">—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5">— умение делегировать полномочия. Вечером того же дня я села за письменный стол.</text:span></text:p>
      <text:p text:style-name="P42">“<text:span text:style-name="T2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5">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5">—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text:soft-page-break/>–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5">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5">— оставить тебе напутствие.</text:span></text:p>
      <text:p text:style-name="P62"><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Но в этом его слабость <text:span text:style-name="T15">— </text:span>он может меняться и в плохую сторону. От тебя зависит, в какую.</text:p>
      <text:p text:style-name="P62">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7">—</text:span> сказочная страна, пони <text:span text:style-name="T17">— </text:span><text:span text:style-name="T15">прекрасные создания, порядки тут з</text:span>амечательные<text:span text:style-name="T15">! Чисто, культурно, вежливо. Дворецкий </text:span><text:span text:style-name="T17">—</text:span><text:span text:style-name="T15"> скопидом, конечно, но то работа у него такая. </text:span>Блин, м<text:span text:style-name="T15">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Макс.</text:p>
      <text:p text:style-name="P1">Я захлопнул трактат<text:span text:style-name="T1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5">–</text:span> Уже иду. Где я могу её найти?</text:p>
      <text:p text:style-name="P1"><text:soft-page-break/><text:span text:style-name="T15">–</text:span> Я проведу вас, человек Макс. <text:span text:style-name="T1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7"> </text:span><text:span text:style-name="T49">— вся архитектура явно </text:span><text:span text:style-name="T40">была </text:span><text:span text:style-name="T49">заточена под крылатых. Таких, для которых приземлиться на балкон в тронном зале или уйти через портик на крыше</text:span><text:span text:style-name="T67"> </text:span><text:span text:style-name="T49">— обычное дело. </text:span><text:span text:style-name="T67">Хорошо, что ежедневные посещения каретной мастерской подняли мой тонус, изрядно посаженный сидячим образом жизни.</text:span></text:p>
      <text:p text:style-name="P1"><text:span text:style-name="T6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9"> </text:span><text:span text:style-name="T40">Его центр 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9">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5">—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5">.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5">—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 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5">—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5">–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5">–</text:span> Иногда хочется забыться, <text:span text:style-name="T15">–</text:span> перехватила мой взгляд аликорница, <text:span text:style-name="T1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5">–</text:span> А водку у вас принято пить?</text:p>
      <text:p text:style-name="P40"><text:span text:style-name="T15">–</text:span> Некоторые употребляют. Но правительница Эквестрии, пьющая <text:span text:style-name="T1">яблочную </text:span>водку <text:span text:style-name="T1">—</text:span> это уже черезчур. <text:span text:style-name="T15">–</text:span> засмеялась Селестия.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52"><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5">– Я несказанно рада, что, наконец-то, могу назвать тебя своим другом. </text:span>– мурлыкнула Тия. – <text:span text:style-name="T15">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5">– Это ты называешь “дружбой”? – с </text:span>улыбкой хмыкнул<text:span text:style-name="T15"> я. – </text:span>Мне нравится твоё чувство юмора.</text:p>
      <text:p text:style-name="P52">Аликорница нахмурилась.</text:p>
      <text:p text:style-name="P52"><text:span text:style-name="T15">–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5">– </text:span>Нет, что ты, Тия, не мели ерунды! Я всем доволен, я просто в восторге. Мне вообще кажется, что я попал в рай,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5">—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9">– </text:span><text:span text:style-name="T40">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9">– </text:span><text:span text:style-name="T54">А из Пинто Крика уже месяц нет новостей...</text:span></text:p>
      <text:p text:style-name="P3"><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5"><text:span text:style-name="T54">– </text:span>“<text:span text:style-name="T1">Что я могу сделать, чтобы вернуть всё назад?</text:span>”</text:p>
      <text:p text:style-name="P15"><text:span text:style-name="T54">–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0">Что бы это значило, Флер?</text:span></text:p>
      <text:p text:style-name="P15"><text:span text:style-name="T54">–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5">–</text:span> Ты? <text:span text:style-name="T15">–</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5">–</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5">–</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50">&lt;</text:span><text:span text:style-name="T70">Mark Knopfler - </text:span><text:span text:style-name="T69">Hill Farmer's Blues</text:span><text:span text:style-name="T50">&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5">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9">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0">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49">исчезновений уже год. Почту за честь работать </text:span><text:span text:style-name="T40">под твоим руководством</text:span><text:span text:style-name="T49">. Подожди немного, я </text:span><text:span text:style-name="T40">от</text:span><text:span text:style-name="T49">систематизирую нужную информацию и расскажу тебе, насколько далеко смогла продвинуться.</text:span></text:p>
      <text:p text:style-name="P40">“Вот неугомонная” <text:span text:style-name="T16">–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а что, если…</text:span></text:p>
      <text:p text:style-name="P52"><text:span text:style-name="T15">–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9">—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5">— максимум двух пони, </text:span>после чего мне придётся восстанавливаться около месяца<text:span text:style-name="T15">.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5">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5">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8">—</text:span><text:span text:style-name="T19"> </text:span><text:span text:style-name="T7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72">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4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5">—</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53">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2">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5">&lt;<text:span text:style-name="T6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5">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5">Солнечный лучик настойчиво пробивался сквозь плотно сомкнутые веки. Ветерок через открытое окно </text:span><text:span text:style-name="T1">щекотал уши и шуршал</text:span><text:span text:style-name="T15"> </text:span><text:span text:style-name="T1">занавесками</text:span><text:span text:style-name="T15">. Я раскрыл глаза, в который раз наслаждаясь ясной головой и абсолютной выспанностью </text:span><text:span text:style-name="T49">—</text:span><text:span text:style-name="T15"> роскошью, недоступной мне </text:span><text:span text:style-name="T1">годами</text:span><text:span text:style-name="T15">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5">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5">— то ли я был глух к магии, то ли она ко мне, но с в</text:span>олшебством<text:span text:style-name="T15">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5">—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oft-page-break/><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9"> </text:span><text:span text:style-name="T40">Мощнее ускорителя только магия драконов, аликорнов и Элементов Гармонии. Если бы я была...</text:span><text:span text:style-name="T15"> </text:span>Ай!</text:p>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Макс.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5">– </text:span>Ты?!</text:p>
      <text:p text:style-name="P99"><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5">– М</text:span>ожет тогда, ты скажешь, что в нём пошло не так и почему к вам попал я, а не сверхаликорн?</text:p>
      <text:p text:style-name="P99"><text:span text:style-name="T15">– </text:span>Не скажу. Заклинания Стар Свирла Бородатого обычно если срабатывают, то без ошибок.</text:p>
      <text:p text:style-name="P52"><text:span text:style-name="T15">– Если </text:span>только <text:span text:style-name="T15">их правильно вызывают. – </text:span>пробурчал Спайк, возвращаясь в корзинку.</text:p>
      <text:p text:style-name="P40"><text:span text:style-name="T15">–</text:span> <text:span text:style-name="T1">Эмм. </text:span>Что он имел ввиду?</text:p>
      <text:p text:style-name="P40"><text:span text:style-name="T15">–</text:span> Ну, <text:span text:style-name="T15">–</text:span> Твайлайт смутилась, <text:span text:style-name="T15">–</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5">–</text:span> <text:span text:style-name="T1">е</text:span>динорожка опустила голову.</text:p>
      <text:p text:style-name="P40"><text:span text:style-name="T15">– </text:span><text:span text:style-name="T1">Да, завершилось всё препаршиво. Принцесса Луна сказала, лучше бы её обратно на Луну закинули.</text:span></text:p>
      <text:p text:style-name="P40"><text:span text:style-name="T15">–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5">– </text:span><text:span text:style-name="T1">Хм. Нет.</text:span></text:p>
      <text:p text:style-name="P40"><text:span text:style-name="T15">– </text:span><text:span text:style-name="T1">А друзья?</text:span></text:p>
      <text:p text:style-name="P40"><text:span text:style-name="T15">– </text:span><text:span text:style-name="T1">У меня был друг. Погиб два месяца назад.</text:span></text:p>
      <text:p text:style-name="P1"><text:span text:style-name="T15">–</text:span> О, мои соболезнования! Друзей терять <text:span text:style-name="T1">тоже</text:span> тяжко.</text:p>
      <text:p text:style-name="P1"><text:span text:style-name="T15">–</text:span> Всё в порядке, Твайлайт.<text:span text:style-name="T15">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5">–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5">–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5">– </text:span><text:span text:style-name="T1">Ерунда! Там стоит запрет только для пони. На приматах Луна экспериментировать не запрещала</text:span><text:span text:style-name="T40">.</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6">Чужестранец-примат разбил сердце нашей обожаемой Селестии! Двор в отчаянии </text:span><text:span text:style-name="T18">—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5">– </text:span>Привет, Эй-Джей! У тебя проблемы?</text:p>
      <text:p text:style-name="P52"><text:span text:style-name="T15">– </text:span>Привет, сахарок. <text:span text:style-name="T15">– </text:span>озабоченно поприветствовала меня пони. <text:span text:style-name="T15">–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5">– </text:span>А ты, Маки, вместо того, ч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5">–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5">–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5">– Г</text:span>отово. Принимай работу, хозяйка!</text:p>
      <text:p text:style-name="P52">Эпплджек стиснула меня в сокрушающих объятиях.</text:p>
      <text:p text:style-name="P52"><text:soft-page-break/><text:span text:style-name="T15">–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5">–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5">–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73">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73">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5">– </text:span>Свободно? <text:span text:style-name="T15">– </text:span>спросил я у единственной пони, сидящей за столиком.</text:p>
      <text:p text:style-name="P52"><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5">– <text:s/></text:span>Пирог с грибами, яишницу и чизкейк<text:span text:style-name="T15"> – </text:span>сообщил я подошедшей официантке.</text:p>
      <text:p text:style-name="P52"><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 тому же.</text:p>
      <text:p text:style-name="P52"><text:span text:style-name="T15">–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5">– </text:span>Вы, наверное, ждёте кого-то?</text:p>
      <text:p text:style-name="P54"><text:span text:style-name="T15">– </text:span>Неа.</text:p>
      <text:p text:style-name="P54"><text:span text:style-name="T15">– </text:span>Просто обедаете?</text:p>
      <text:p text:style-name="P54"><text:span text:style-name="T15">– </text:span>Неа.</text:p>
      <text:p text:style-name="P54"><text:span text:style-name="T15">– </text:span>Просто сидите и мрачно смотрите на меня?</text:p>
      <text:p text:style-name="P54"><text:span text:style-name="T15">– </text:span>Неа.</text:p>
      <text:p text:style-name="P54">Хм, а эта пони не из разговорчивых. Ну ладно.</text:p>
      <text:p text:style-name="P54"><text:span text:style-name="T15">– </text:span>А что же вы делаете?</text:p>
      <text:p text:style-name="P54"><text:span text:style-name="T15">– </text:span>Веселюсь. <text:span text:style-name="T15">– </text:span>мрачно заявила пони.</text:p>
      <text:p text:style-name="P54"><text:span text:style-name="T15">–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5">–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5">– </text:span>Мы с вами раньше встречались?</text:p>
      <text:p text:style-name="P54"><text:span text:style-name="T15">– </text:span>Неа! <text:span text:style-name="T15">– </text:span>пони улыбалась уже широкой улыбкой от уха и до уха. <text:span text:style-name="T15">– </text:span>Это моя пинки-чуйка! Она вернулась!! И поэтому я знаю, что тебя зовут Макс, и ты программист, и тебе <text:span text:style-name="T28">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5">– </text:span>Оставь, Салвер.<text:span text:style-name="T15"> </text:span>Ему за счёт заведения.</text:p>
      <text:p text:style-name="P52"><text:span text:style-name="T15">– </text:span>Ясно, мисс Пинки. <text:span text:style-name="T15">– </text:span>официантка кивнула и ушла.</text:p>
      <text:p text:style-name="P52"><text:span text:style-name="T15">– Ч</text:span>его-о-о?<text:span text:style-name="T15"> </text:span>Так это твой бар?</text:p>
      <text:p text:style-name="P52"><text:span text:style-name="T15">– </text:span>Агась. <text:span text:style-name="T15">– </text:span>поняха пожала плеч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5">– </text:span>Тихо-тихо. <text:span text:style-name="T15">– </text:span>я оглянулся на посетителей. Шёпот Пинки, наверное, был слышен даже на улице. <text:span text:style-name="T15">– </text:span>Не вспоминай опять. Давай лучше выпьем на брудершафт. За знакомство.</text:p>
      <text:p text:style-name="P52"><text:span text:style-name="T15">– </text:span>Агась! <text:span text:style-name="T15">– </text:span>кивнула пони, придвигая ко мне бутылку. <text:span text:style-name="T15">–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5">– </text:span>У меня есть идея получше. <text:span text:style-name="T15">– </text:span>на свет показалась фляга Большого Макинтоша.</text:p>
      <text:p text:style-name="P52"><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5">– </text:span>Починил телегу. Только молчок про самогон, раз уж ты в курсе. <text:span text:style-name="T15">– </text:span>я разлил сидр по чашкам.</text:p>
      <text:p text:style-name="P52"><text:span text:style-name="T15">– </text:span>Да ты что?! Чтоб я вы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5">–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5">– У </text:span>тебя такая смешная мордочка! <text:span text:style-name="T15">– </text:span>захихикали Пинки, покачиваясь. <text:span text:style-name="T15">– </text:span>Как будто ты <text:span text:style-name="T73">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5">– </text:span>Эммм... Скажи-ка мне, мой друг П-п-пинки... Легенда про фаэри <text:span text:style-name="T19">— </text:span><text:span text:style-name="T73">эт правда?</text:span></text:p>
      <text:p text:style-name="P52"><text:span text:style-name="T19">– </text:span><text:span text:style-name="T73">Какая из? Их много, вообще-то. Ик!</text:span></text:p>
      <text:p text:style-name="P52"><text:span text:style-name="T19">– </text:span><text:span text:style-name="T73">Про принцесс. Про то, что они фаэри, спустившиеся с неба во плоти, чтоб помогать пони управлять Эквестрией?</text:span></text:p>
      <text:p text:style-name="P52"><text:span text:style-name="T19">– </text:span><text:span text:style-name="T73">Макс, </text:span><text:span text:style-name="T19">– </text:span><text:span text:style-name="T73">захихикала Пинки, взъерошив копытами розовые кудряшки и попытавшись соорудить из них бороду, </text:span><text:span text:style-name="T19">– </text:span><text:span text:style-name="T7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9">– </text:span><text:span text:style-name="T73">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9">– </text:span><text:span text:style-name="T73">Ты что-о-о! Нельзя любить фаэри! Она похитит твоё сердце, и ты будешь искать её, пока не... </text:span><text:span text:style-name="T19">– </text:span><text:span text:style-name="T73">Пинки погрузилась в так и не съеденный салат «по-Кантерлотски» и захрапела.</text:span></text:p>
      <text:p text:style-name="P52"><text:span text:style-name="T19">– </text:span><text:span text:style-name="T73">Пока не умру?</text:span></text:p>
      <text:p text:style-name="P52"><text:span text:style-name="T19">– </text:span><text:span text:style-name="T73">Нет, глупенький, </text:span><text:span text:style-name="T19">– </text:span><text:span text:style-name="T73">пробулькала Пинки из миски. </text:span><text:span text:style-name="T19">– </text:span><text:span text:style-name="T73">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5">–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5">– </text:span>Судя по тому, как ты стремительно сбежал от меня не попрощавшись, у тебя проблемы. <text:span text:style-name="T15">– </text:span>заметила с укором кобылка.</text:p>
      <text:p text:style-name="P55"><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5"><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5"><text:span text:style-name="T15">–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5">– </text:span>Стооой! <text:span text:style-name="T15">– </text:span>заорал я. <text:span text:style-name="T15">– </text:span>Выпрыгивай из бочки!!!</text:p>
      <text:p text:style-name="P55">Кобылка-пилот улыбнулась и постукала копытцем по шлему, показывая, что не слышит меня.</text:p>
      <text:p text:style-name="P55"><text:span text:style-name="T15">– </text:span>Выпрыгивааа... <text:span text:style-name="T15">–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5">– </text:span>Эм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5">– </text:span>Смотри, вот те и ответ на вопрос, куда деваются пони!</text:p>
      <text:p text:style-name="P55"><text:span text:style-name="T15">– </text:span>Где? <text:span text:style-name="T15">– </text:span>единорожка начала оглядываться.</text:p>
      <text:p text:style-name="P55"><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5"><text:span text:style-name="T15">– </text:span>И что? Я всё равно не пойму, куда пони деваются? И куда пропала Скуталу?</text:p>
      <text:p text:style-name="P55"><text:span text:style-name="T15">– Я </text:span>их ем. <text:span text:style-name="T15">– </text:span>зверски ухмыльнувшись, сообщил я поняшам. <text:span text:style-name="T15">–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5">— </text:span>забавного, не вполне нормального единорога, считающего себя то человеком, то аликорном.<text:span text:style-name="T15">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5">—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5">— </text:span>ключ к разгадке тайны исчезновения пони.</text:p>
      <text:p text:style-name="P64"><text:span text:style-name="T15">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5">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5">P.S. Н</text:span>е гневите мироздание воровством! <text:span text:style-name="T36">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5">–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5">–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ли нарисовать солнцем «<text:span text:style-name="T15">х#й</text:span>» на небе, чем заставить пони-чинушу поступиться хотя бы запятой в должностных инструкциях.</text:p>
      <text:p text:style-name="P55"><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5"><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5">– </text:span>Это неправильно! <text:span text:style-name="T15">– </text:span>заявила Рэйнбоу Дэш, отвернувшись от окна.</text:p>
      <text:p text:style-name="P55"><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5"><text:span text:style-name="T15">– </text:span>Да я не про то! <text:span text:style-name="T15">– </text:span>отмахнулась пегаска. <text:span text:style-name="T15">– </text:span>Посмотри на поле.</text:p>
      <text:p text:style-name="P55"><text:span text:style-name="T15">– </text:span>И что? Поле как поле.</text:p>
      <text:p text:style-name="P55"><text:span text:style-name="T15">– </text:span>Оно не убрано. <text:span text:style-name="T15">– </text:span>мрачно ответила пегаска. <text:span text:style-name="T15">–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5">– </text:span>У самого посёлка поля убраны. Наверняка дойдёт дело и до остальных.</text:p>
      <text:p text:style-name="P55"><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5">– </text:span>Спасибо, но от пинкиных плюшек у меня фланки округляются.</text:p>
      <text:p text:style-name="P55"><text:span text:style-name="T15">– </text:span>Да ладно тебе, Рэйнбоу Дэш! От одной не округлятся.</text:p>
      <text:p text:style-name="P55"><text:span text:style-name="T15">– </text:span>От одной —<text:span text:style-name="T15"> </text:span>нет. Но я ж на одной не остановлюсь... И вот что. Зови меня Дэш! А то и мне придётся звать тебя полным именем, а я этого не выношу. <text:span text:style-name="T15">– </text:span>Пегаска взяла карту и нахмурилась. <text:span text:style-name="T15">–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5"> </text:span>Как будто…</text:p>
      <text:p text:style-name="P55"><text:soft-page-break/><text:span text:style-name="T15">–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5">–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5">– </text:span>Что за…?</text:p>
      <text:p text:style-name="P12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5">– </text:span>Леди и джентльпони! Просьба не паниковать! Поезд дальше не идёт: впереди провал! <text:span text:style-name="T15">– </text:span>крикнул проводник.</text:p>
      <text:p text:style-name="P55"><text:span text:style-name="T15">– </text:span>Какой ещё, в дышло, провал? Я проезжал тут два дня назад!</text:p>
      <text:p text:style-name="P55"><text:span text:style-name="T15">– </text:span>Безобразие! Верните мне деньги за билет!</text:p>
      <text:p text:style-name="P55"><text:span text:style-name="T15">– </text:span>Как вы смеете! Я опоздаю в порт! <text:s/><text:span text:style-name="T15">–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5">– </text:span>Эта дыра фиг знает на сколько длится! <text:span text:style-name="T15">– </text:span>заявила Дэш, выныривая из темноты. <text:span text:style-name="T15">–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5">– </text:span>Дэш, нам надо на ту сторону.</text:p>
      <text:p text:style-name="P55"><text:span text:style-name="T15">– </text:span>Нет проблем. Я могу тебя перенести.</text:p>
      <text:p text:style-name="P55">Я с сомнением посмотрел на пегаску. Дэш в холке была мне по пояс.</text:p>
      <text:p text:style-name="P55"><text:span text:style-name="T15">–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5">Мля.</text:p>
      <text:p text:style-name="P55"><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5">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5">– </text:span>Ты как, в порядке? Макс? <text:span text:style-name="T15">– п</text:span>егаска озабоченно потрогала меня за плечо. <text:span text:style-name="T15">–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5">–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7">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55"><text:span text:style-name="T15">– </text:span>Удостоверение личности предъявлять? <text:span text:style-name="T15">– </text:span>осведомился я.</text:p>
      <text:p text:style-name="P55"><text:span text:style-name="T15">– </text:span>Ч-ч-человеку М-м-максу? <text:span text:style-name="T15">–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5">Дэш, ни слова не говоря, прислонила ухо к двери.</text:p>
      <text:p text:style-name="P55"><text:span text:style-name="T15">– </text:span>Будешь смеяться, но именно этим он и занят. Вызывает полицию по телефону. <text:span text:style-name="T15">– </text:span>сообщила пегаска.</text:p>
      <text:p text:style-name="P55"><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5">– </text:span>Оп-па! <text:span text:style-name="T15">– </text:span>пегаска оторвала ухо от двери. <text:span text:style-name="T15">–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5">– </text:span>Сколько у нас времени?</text:p>
      <text:p text:style-name="P55">Дэш почесала в затылке.</text:p>
      <text:p text:style-name="P55"><text:soft-page-break/><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5">–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5">–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5">– “</text:span>Портативный магоэнергетический ускоритель «<text:span text:style-name="T15">Psyntel Rari2+ DDR</text:span>»,<text:span text:style-name="T15"> </text:span>демо-прототип<text:span text:style-name="T15">” – </text:span>прочитал я на бирке. <text:span text:style-name="T15">– </text:span>Оно!</text:p>
      <text:p text:style-name="P55">Снаружи послышался вой сирены и цокот множества копыт.</text:p>
      <text:p text:style-name="P55"><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5">– </text:span>Это твои двадцать минут? <text:span text:style-name="T15">– </text:span>возмутился я. <text:span text:style-name="T15">– </text:span>Да ещё и десяти не прошло!</text:p>
      <text:p text:style-name="P55">Дэш вымучено скривилась.</text:p>
      <text:p text:style-name="P55"><text:span text:style-name="T15">– П</text:span>римат Макс, здание окружено! Мы знаем, что ты внутри! Выходи добровольно, или будешь взят силой! <text:span text:style-name="T15">– </text:span>загремел усиленный мегафоном голос.</text:p>
      <text:p text:style-name="P55">Я разбил топором стеклянные дверцы прибора и вытащил рубины.</text:p>
      <text:p text:style-name="P55"><text:span text:style-name="T15">–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5">– </text:span>Ну уж фигушки. Я тебя тут не оставлю.</text:p>
      <text:p text:style-name="P55"><text:span text:style-name="T15">– </text:span>Дэш! <text:span text:style-name="T15">– </text:span>взмолился я. <text:span text:style-name="T15">–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5">– Н</text:span>е тупи! <text:span text:style-name="T15">– </text:span>упрямо мотнула головой пегаска. <text:span text:style-name="T15">–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5">– </text:span>Быстро за мной! <text:span text:style-name="T15">–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5">– Ю-</text:span>хууу<text:span text:style-name="T15">!!!</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5">–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5">– </text:span>Макс, подвинься!</text:p>
      <text:p text:style-name="P55">Пегаска оттеснила меня крупом и повернулась к двери задом.</text:p>
      <text:p text:style-name="P55"><text:span text:style-name="T15">–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5">– </text:span>Ты чего на меня так уставился? <text:span text:style-name="T15">– </text:span>подозрительно спросила пегаска.</text:p>
      <text:p text:style-name="P55"><text:span text:style-name="T15">– </text:span>Да так… Не ожидал, что ты такая…</text:p>
      <text:p text:style-name="P55"><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5">–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5">–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5">– </text:span>Ты! Не! По! Нял! Те! Бе! Не! Льзя! Тут! Ос! Та! ВАТЬСЯ!!! <text:span text:style-name="T15">–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5">–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5">–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5">–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5">–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5">– </text:span>А это у нас кто? Гмм. Пегаска. Вот так раз! Рэйнбоу Дэш! Какими судьбами?</text:p>
      <text:p text:style-name="P55"><text:span text:style-name="T15">– </text:span>ТРИКСИ! <text:span text:style-name="T15">– <text:s/></text:span>фейсхуфнула Дэш. <text:span text:style-name="T15">– </text:span>Во имя Селестии, ЧТО ты тут делаешь?!!</text:p>
      <text:p text:style-name="P55"><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5">–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5"><text:span text:style-name="T15">– </text:span>Трикси! Не смей! У нас мегаважное задание! Нам нужно вернуться Понивилль во что бы то ни стало! <text:span text:style-name="T15">– </text:span>пегаска извивалась изо всех сил, пытаясь выбраться из магического захвата.</text:p>
      <text:p text:style-name="P55"><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5">– </text:span>Ей ведь нельзя рассказывать, да?</text:p>
      <text:p text:style-name="P55"><text:soft-page-break/><text:span text:style-name="T15">– </text:span>Нельзя. <text:span text:style-name="T15">– </text:span>подтвердил я. <text:span text:style-name="T15">–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5">–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5">– </text:span>ОГО!</text:p>
      <text:p text:style-name="P55">Единорожка аж уселась на крыльцо от удивления.</text:p>
      <text:p text:style-name="P55"><text:span text:style-name="T15">–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5">– </text:span>Мы приняли решение не выдавать вас полиции в обмен на то, что вы расскажете нам о вашей секретной миссии!</text:p>
      <text:p text:style-name="P55"><text:span text:style-name="T15">– </text:span>Не пойдёт! <text:span text:style-name="T15">– </text:span>заявил я. <text:span text:style-name="T15">– </text:span>Я уже сказал, что это тайна. Мне добавить нечего.</text:p>
      <text:p text:style-name="P55"><text:span text:style-name="T15">– </text:span>Да неужели? <text:span text:style-name="T15">– </text:span>захлопала ресницами Трикси. <text:span text:style-name="T15">–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нам, куда исчезла принцесса Селестия!</text:p>
      <text:p text:style-name="P55"><text:span text:style-name="T15">– </text:span>Так вот почему я не могу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5">–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6">Исчезновение дневной главы диархии: Эквестрия в панике!</text:span>» (статья двухдневной давности).</text:p>
      <text:p text:style-name="P55">«<text:span text:style-name="T36">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5">«<text:span text:style-name="T3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45"><text:span text:style-name="T15">–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5">– </text:span>Прикинь, а? <text:span text:style-name="T15">– </text:span>участливо ткнулась в меня носом Дэш. <text:span text:style-name="T15">– </text:span>Над моими приколами тоже одна я смеюсь. У<text:span text:style-name="T15">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5">–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7">—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5">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9">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4. <text:span text:style-name="T1">Деградация</text:span></text:h>
      <text:p text:style-name="P45">&lt;<text:span text:style-name="T77">David Bowie - Lets Dance/ Ashes To Ashes</text:span></text:p>
      <text:p text:style-name="P45"><text:span text:style-name="T77">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6">Добро пожаловать в Груммингтон! Вам здесь рады!</text:span></text:p>
      <text:p text:style-name="P55"><text:span text:style-name="T36">Население города </text:span><text:span text:style-name="T78">302 пони</text:span><text:span text:style-name="T36">.</text:span></text:p>
      <text:p text:style-name="P55"><text:span text:style-name="T78">250 пони</text:span><text:span text:style-name="T36">.</text:span></text:p>
      <text:p text:style-name="P55"><text:span text:style-name="T78">125 поней</text:span><text:span text:style-name="T36">.</text:span></text:p>
      <text:p text:style-name="P55"><text:span text:style-name="T3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6">...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6">Дружба </text:span><text:span text:style-name="T45">—</text:span><text:span text:style-name="T26"> </text:span><text:span text:style-name="T3">э</text:span><text:span text:style-name="T26">то, </text:span><text:span text:style-name="T80">так её </text:span><text:span text:style-name="T3">разэтак</text:span><text:span text:style-name="T80">,</text:span><text:span text:style-name="T26"> магия!</text:span><text:span text:style-name="T67">»</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8">37 пни</text:span></text:p>
      <text:p text:style-name="P72">24пн</text:p>
      <text:p text:style-name="P72">15</text:p>
      <text:p text:style-name="P55"><text:span text:style-name="T3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6">Добро пожаловать в Груммингтон! Вам здесь рады!</text:span></text:p>
      <text:p text:style-name="P55"><text:span text:style-name="T36">Население города </text:span><text:span text:style-name="T78">302 пони</text:span><text:span text:style-name="T36">.</text:span></text:p>
      <text:p text:style-name="P55"><text:span text:style-name="T78">250 пони</text:span><text:span text:style-name="T36">.</text:span></text:p>
      <text:p text:style-name="P55"><text:span text:style-name="T78">125 поней</text:span><text:span text:style-name="T36">.</text:span></text:p>
      <text:p text:style-name="P55"><text:span text:style-name="T3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5">&lt;</text:span><text:span text:style-name="T66">Metallica-Enter Sandman</text:span><text:span text:style-name="T15">&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5">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9">«</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9">».</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команды пегасов без лётных аттестатов</text:span>». «<text:span text:style-name="T36">Опасный преступник «примат-макс» всё ещё на </text:span><text:soft-page-break/><text:span text:style-name="T36">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9">И магазин</text:span>ы вовсе<text:span text:style-name="T79"> не </text:span>бесплатные<text:span text:style-name="T79">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9">Оно п</text:span>овсюду. <text:span text:style-name="T79">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9">А т</text:span>ы вставать не хотел! Я очень-очень испугалась. <text:span text:style-name="T79">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5">–</text:span> А какой у тебя там был образ жизни?</text:p>
      <text:p text:style-name="P55"><text:span text:style-name="T15">–</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5">–</text:span> Дискордовы яйца! Ты сидел в тюрьме? За что тебя посадили?</text:p>
      <text:p text:style-name="P55"><text:span text:style-name="T15">–</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5">–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8">о такие… гм… заклинания. Ты </text:span><text:span text:style-name="T47">пишешь</text:span><text:span text:style-name="T58">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5">сделать крюк</text:span> в сто миль?! Да это ж ещё неделю ходьбы! У нас картошки осталось на день, твоими стараниями<text:span text:style-name="T15">!</text:span></text:p>
      <text:p text:style-name="P57">Пегаска <text:span text:style-name="T15">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9">матюков мне</text:span> удалось замазать самые большие щели. За тестовый<text:span text:style-name="T79"> </text:span>получасовый заплыв<text:span text:style-name="T79">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9">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9">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9">н жил с пони! И они </text:span>офигенски <text:span text:style-name="T79">любили друг друга! И у них </text:span>был<text:span text:style-name="T79"> </text:span>офигенский <text:span text:style-name="T79">секс! </text:span>И это было круто!<text:span text:style-name="T79"> </text:span>А ты… Ты <text:span text:style-name="T15">—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5">– </text:span>Выф-выф-вуф! <text:span text:style-name="T15">– </text:span>возразил я.</text:p>
      <text:p text:style-name="P57">Отпихнув от лица живот пегаски и выплюнув шерсть, я продолжил.</text:p>
      <text:p text:style-name="P57"><text:span text:style-name="T15">–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5">– </text:span>Бе-бе-бе! <text:span text:style-name="T15">– </text:span>устало передразнила меня Дэш. <text:span text:style-name="T15">– </text:span><text:span text:style-name="T28">Макс! Я </text:span><text:span text:style-name="T32">— </text:span><text:span text:style-name="T28">плохая пони, потому что хотела получить то, что мне не принадлежит.</text:span> Но какой же ты всё-таки глупый! Пойми, смертные <text:span text:style-name="T15">— </text:span>игрушки в копытах вечных. Люби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5">– </text:span>Дэш, я знаю. Просто не могу о ней забыть.</text:p>
      <text:p text:style-name="P57">Пегаска тяжело поднялась.</text:p>
      <text:p text:style-name="P57"><text:span text:style-name="T15">– </text:span>Везёт же некоторым. <text:span text:style-name="T15">– </text:span>пробормотала она, раскрывая крылья для просушки.</text:p>
      <text:p text:style-name="P57">…</text:p>
      <text:p text:style-name="P57"><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5">– </text:span>Это остатки былой славы. Мой институтский рекорд <text:span text:style-name="T15">—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2">Макс, ты весь дрожишь! Тебе надо просушить шерсть. </text:span>Снимай-ка одежду! <text:span text:style-name="T15">–</text:span> <text:span text:style-name="T1">с</text:span>командовала Дэш.</text:p>
      <text:p text:style-name="P1"><text:span text:style-name="T15">–</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5">–</text:span> Куда это ты спрятался? <text:span text:style-name="T15">–</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исповедаться,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 А под конец сорвать штаны и…” <text:span text:style-name="T15">–</text:span> вот я и хочу знать, что “и”?</text:p>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5">–</text:span> <text:span text:style-name="T1">Короче, Макс. Хочешь, верь, не хочешь — не верь. Нельзя сохнуть по аликорну! &lt;</text:span><text:span text:style-name="T29">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9">.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5">–</text:span> Дэш, ты..?</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5">– </text:span><text:span text:style-name="T1">Я не умею. Неумеха. </text:span><text:span text:style-name="T15">–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5">– </text:span>Хорошо, пусть это будет моей фантазией. А ты правда принимаешь меня?</text:p>
      <text:p text:style-name="P3"><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ммм…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5">Seal – Amazing (Thin White Duke remix)</text:span>&gt;</text:p>
      <text:p text:style-name="P1"><text:span text:style-name="T15">–</text:span> Я чувствую тебя, <text:span text:style-name="T15">–</text:span> промурлыкала Дэш. <text:span text:style-name="T15">–</text:span> Видишь, это совсем не страшно, что я кобыл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5">–</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Фактическая поверхность крыльев с помощью магии увеличивается в несколько раз. И... м-м-м… силы отталкивания хватает на то, чтобы… уффф... <text:span text:style-name="T15">–</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5">–</text:span> Чтобы поднять в воздух вес своего <text:soft-page-break/>тела и ещё примерно такой же…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 <text:span text:style-name="T1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5">–</text:span> Макс, не издевайся, <text:span text:style-name="T15">–</text:span> пегаска нервно хихикнула и вдруг стала нежно, кончиками губ, жевать мочку моего уха. <text:span text:style-name="T15">–</text:span> Я не-мо-гу думать в та-ком… ммм…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5">Mothley Crue – Cickstart my heart</text:span>&gt;</text:p>
      <text:p text:style-name="P57">«<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5">–</text:span> Про меня таки забыли. Отлично.</text:p>
      <text:p text:style-name="P57"><text:span text:style-name="T15">–</text:span> Не уверена. <text:span text:style-name="T15">–</text:span> <text:s/>пегаска почесала затылок. <text:span text:style-name="T15">–</text:span> Там на столбах повсюду висят объявления. За твою голову предлагают пятьдесят тысяч.</text:p>
      <text:p text:style-name="P57"><text:span text:style-name="T15">–</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5">– </text:span>Твайлайт, привет! Мы вернулись! <text:span text:style-name="T15">–</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5">– К</text:span>АКОГО ХУЯ?!! Твайлайт, ёб твою понимать, ты чё творишь? <text:span text:style-name="T15">– </text:span>я вцепился в ручку двери.</text:p>
      <text:p text:style-name="P57"><text:span text:style-name="T15">– </text:span>Твайли, ты чего? <text:span text:style-name="T15">– </text:span>брыкалась Дэш. <text:span text:style-name="T15">– </text:span>Немедленно опусти меня на пол!</text:p>
      <text:p text:style-name="P57"><text:span text:style-name="T15">– </text:span>Извини, Дэши. <text:span text:style-name="T15">– </text:span>скороговоркой бормотала лавандовая единорожка, нервно хихикая. <text:span text:style-name="T15">–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5">– </text:span>Не беспокойся, Макс-с-вероятностью-пятьдесят-процентов, больно не будет. Не должно быть, во всяком случае. <text:span text:style-name="T15">– </text:span>суетилась единорожка, закрепляя мои руки и ноги в браслетах. <text:span text:style-name="T15">–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5">–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5">– </text:span>Твайлайт, не смей! <text:span text:style-name="T15">– </text:span>хриплым от ужаса голосом прошептал я.</text:p>
      <text:p text:style-name="P57"><text:span text:style-name="T15">–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5">–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5">– О</text:span>у! <text:span text:style-name="T79">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5">– </text:span>Хрен-то тебе зачем? <text:span text:style-name="T15">– </text:span>с бессильной злостью спросил я. <text:span text:style-name="T15">– </text:span><text:span text:style-name="T79">Т</text:span>ы собираешься устроить филиал порнхаба для пони-извращенцев?</text:p>
      <text:p text:style-name="P57"><text:span text:style-name="T15">–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5">–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5">– </text:span>А если попроще?</text:p>
      <text:p text:style-name="P57"><text:span text:style-name="T15">– </text:span>Если ты — клон, то превратишься в исходные десять-пятнадцать килограммов песка. Как и все предыдущие.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7"><text:span text:style-name="T15">–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5">–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5">–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5">–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5">– </text:span>Никогда, слышишь, никогда больше не смей подымать меня...</text:p>
      <text:p text:style-name="P57"><text:span text:style-name="T15">– </text:span>Откуда я знала, что резонансное заклинание так среагирует на...</text:p>
      <text:p text:style-name="P57"><text:span text:style-name="T15">– М</text:span>акс? <text:span text:style-name="T15">– </text:span>пегаска заметила, что я открыл глаза. <text:span text:style-name="T15">– </text:span>Ты в порядке?</text:p>
      <text:p text:style-name="P57">Я издал нечто среднее между брачным рёвом лося и стоном умирающего слона.</text:p>
      <text:p text:style-name="P57"><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5">–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5">– Н</text:span>е умничай! Что ты имеешь ввиду под «крупной энергомагической вспышкой»? <text:span text:style-name="T15">– </text:span>почесала в затылке Эпплджек. <text:span text:style-name="T15">– </text:span>Нам хватит ведра воды, чтоб её потушить?</text:p>
      <text:p text:style-name="P57"><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5">– </text:span>Ты хорошо подумала? <text:span text:style-name="T15">– н</text:span>ахмурилась Рэйнбоу Дэш. <text:span text:style-name="T15">– </text:span>В Эквестрии десятки таких городов, как Понивилль! Мы не можем махнуть на них крылом!</text:p>
      <text:p text:style-name="P57"><text:span text:style-name="T15">– </text:span>Тебе-то на Понивилль точно махать! <text:span text:style-name="T15">– </text:span>огрызнулась фермерша. <text:span text:style-name="T15">– Т</text:span>вой дом, поди, не зацепит.</text:p>
      <text:p text:style-name="P57"><text:span text:style-name="T15">– </text:span>Что ты сказала? А ну, повтори? <text:span text:style-name="T15">– </text:span>взвилась пегаска.</text:p>
      <text:p text:style-name="P57"><text:span text:style-name="T15">– </text:span>Не ссорьтесь, девчёнки. <text:span text:style-name="T15">– </text:span>встрял я. <text:span text:style-name="T15">– </text:span>Ничем рисковать не придётся. У меня есть другой вариант.</text:p>
      <text:p text:style-name="P57"><text:span text:style-name="T15">– </text:span>Ась?</text:p>
      <text:p text:style-name="P57"><text:span text:style-name="T15">– </text:span>Что?</text:p>
      <text:p text:style-name="P57"><text:span text:style-name="T15">– </text:span>Какой? <text:span text:style-name="T15">– </text:span>разом <text:span text:style-name="T15">о</text:span>бернулась ко мне компания.</text:p>
      <text:p text:style-name="P57"><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7"><text:span text:style-name="T15">–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5">– Л</text:span>ягать! <text:span text:style-name="T15">– </text:span>сморщилась Эпплджек. <text:span text:style-name="T15">– </text:span>У меня после ожерелья Честности в башке гудит, как после маковского сидра!</text:p>
      <text:p text:style-name="P57"><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5">– </text:span>Рэр, иногда лучше жевать, чем говорить. Вот честно!</text:p>
      <text:p text:style-name="P57"><text:soft-page-break/><text:span text:style-name="T15">– </text:span>Как пожелаешь! Макс,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5">– </text:span>Они лежали в нагрудном кармане рубашки.</text:p>
      <text:p text:style-name="P57">Твайлайт отвлеклась от доски.</text:p>
      <text:p text:style-name="P57"><text:span text:style-name="T15">–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5">– </text:span>Вот, прибрался малёхо. Но с потолка сажу ещё не успел счистить, там стремянка нужна.</text:p>
      <text:p text:style-name="P57"><text:span text:style-name="T15">– </text:span>Спайки-Вайки, не выкидывай одежду, пожалуйста. В ней должны быть рубины.</text:p>
      <text:p text:style-name="P57"><text:span text:style-name="T15">– </text:span>Какие ещё рубины? <text:span text:style-name="T15">– </text:span>переспросил Спайк и зажевал быстрее.</text:p>
      <text:p text:style-name="P57"><text:span text:style-name="T15">–</text:span> Резонаторные! <text:span text:style-name="T15">–</text:span> холодея, ответил я. <text:span text:style-name="T15">– </text:span>В кармане рубашки должны лежать четыре кристалла.</text:p>
      <text:p text:style-name="P57"><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35"/>
      <text:p text:style-name="P57">…</text:p>
      <text:p text:style-name="P57"/>
      <text:p text:style-name="P57"><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5">– К</text:span>акой-то неправильный у Макса смех! <text:span text:style-name="T15">– </text:span>голос Пинки был еле слышен из-под наваленных на меня подушек. <text:span text:style-name="T15">–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5">– </text:span>Макс. Ты сейчас правильный, или нет?</text:p>
      <text:p text:style-name="P57"><text:span text:style-name="T15">– </text:span>Макс, ты как? Тебе уже лучше? <text:span text:style-name="T15">– </text:span>в прямоугольнике появилась голова Рэйнбоу Дэш.</text:p>
      <text:p text:style-name="P57"><text:span text:style-name="T15">– </text:span>Фигурально выражаясь, ты в себе? <text:span text:style-name="T15">– </text:span>вклинилась между ними Твайлайт Спаркл.</text:p>
      <text:p text:style-name="P57"><text:span text:style-name="T15">– </text:span>Столько ругательств на одном дыхании я не слышала даже от бабули, когда она зацепилась за порог и перевернула поднос с пирогами! <text:span text:style-name="T15">–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5">– </text:span>Отпустите. Я уже правильный. <text:span text:style-name="T15">–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7"><text:span text:style-name="T15">– </text:span>Спайк!!! Немедленно... <text:s/>сбегай в лавку к Кейкам за выпечкой! Нам всем нужно успокоиться.</text:p>
      <text:p text:style-name="P57"><text:span text:style-name="T15">–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5">– </text:span>Ты точно знаешь, что делаешь? <text:span text:style-name="T15">– </text:span>переспросила Эпплджек. <text:span text:style-name="T15">– </text:span>Мне бы не хотелось, чтоб от Понивилля остались одни головешки.</text:p>
      <text:p text:style-name="P57"><text:span text:style-name="T15">– </text:span>Не беспокойся, всё просчитано. Я уверена, я подчёркиваю, абсолютно уверена в безопасности эксперимента!</text:p>
      <text:p text:style-name="P57"><text:span text:style-name="T15">– </text:span>Ой, чего-то мне нехорошо становится, когда ты так говоришь...</text:p>
      <text:p text:style-name="P57"><text:span text:style-name="T15">–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5">–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5">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9"> </text:span>покои Луны<text:span text:style-name="T79"> </text:span>через открытые балконные двери<text:span text:style-name="T79">.</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5">– </text:span>А-а-а, ты всё-таки пришёл… <text:span text:style-name="T15">–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5">–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5">–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5">– </text:span>Сожалеем, что не можем убить тебя.</text:p>
      <text:p text:style-name="P57">Обернувшись я встречаюсь с рогом аликорницы, нацеленным мне в грудь.</text:p>
      <text:p text:style-name="P57"><text:span text:style-name="T15">–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5">–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5">–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5">– </text:span>Кимеринн погиб, чтобы ты жил.</text:p>
      <text:p text:style-name="P57">Шаг назад.</text:p>
      <text:p text:style-name="P57"><text:span text:style-name="T15">– </text:span>Сел осталась без магии и развоплотилась из-за тебя.</text:p>
      <text:p text:style-name="P57">Шаг назад.</text:p>
      <text:p text:style-name="P57"><text:span text:style-name="T15">–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9">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5">– </text:span>Ты ведь вернёшься? Не говори им, что увидел там! <text:span text:style-name="T15">–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5">–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 </text:span><text:span text:style-name="T15">&lt;</text:span>Макс находит её в Терре по кьютимарке на рюкзаке<text:span text:style-name="T15">&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5">–</text:span> <text:span text:style-name="T1">Макс?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2">–</text:span><text:span text:style-name="T42"> … чувствуешь, дорогая Рэрити?! Я могу чем-нибудь помочь? Вот, выпей воды! </text:span><text:span text:style-name="T52">–</text:span><text:span text:style-name="T4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5">– </text:span>Ну что? Увидел что-нибудь, сахарок?</text:p>
      <text:p text:style-name="P57">Пони уставились на меня с надеждой.</text:p>
      <text:p text:style-name="P57"><text:span text:style-name="T15">– </text:span>Да.</text:p>
      <text:p text:style-name="P57">Откровение давило на психику как тонна кирпичей. Я не знал, что им сказать. Я не мог.</text:p>
      <text:p text:style-name="P57"><text:span text:style-name="T15">– П</text:span>ревосходно!</text:p>
      <text:p text:style-name="P57"><text:span text:style-name="T15">– </text:span>Это просто супер-дупер-здоровски-потрясно!</text:p>
      <text:p text:style-name="P57"><text:span text:style-name="T15">– </text:span>Йей!</text:p>
      <text:p text:style-name="P57"><text:span text:style-name="T15">– </text:span>Ю-ху!</text:p>
      <text:p text:style-name="P57"><text:span text:style-name="T15">– О</text:span>фигенно! Мы победили! Макс, ты молодец!</text:p>
      <text:p text:style-name="P57"><text:span text:style-name="T15">– </text:span>Замечательно! Секундочку, я приготовлю дневник…</text:p>
      <text:p text:style-name="P57">Восторг пони постепенно сменился ожиданием. Я молчал.</text:p>
      <text:p text:style-name="P57"><text:span text:style-name="T15">– </text:span>Э-м-м? И что же ты увидел? <text:span text:style-name="T15">– </text:span>не выдержала Твайлайт.</text:p>
      <text:p text:style-name="P57"><text:span text:style-name="T15">– </text:span>Я… не могу сказать.</text:p>
      <text:p text:style-name="P57">Ожидание сменилось недоумением. Рэйнбоу Дэш насмешливо скривила губы.</text:p>
      <text:p text:style-name="P57"><text:span text:style-name="T15">– </text:span>Да ладно! Кончай прикалываться, мы же ждём! Шутка зачлась!</text:p>
      <text:p text:style-name="P57"><text:span text:style-name="T15">– </text:span>Не могу!!!</text:p>
      <text:p text:style-name="P57"/>
      <text:p text:style-name="P57">…</text:p>
      <text:p text:style-name="P57"/>
      <text:p text:style-name="P57">Молчание прервала Эпплджек.</text:p>
      <text:p text:style-name="P57"><text:span text:style-name="T15">– </text:span>Сахарок, с тобой всё в порядке?</text:p>
      <text:p text:style-name="P57">Дэш подошла ко мне вплотную, обняла мою голову и прижалась нос к носу.</text:p>
      <text:p text:style-name="P57"><text:span text:style-name="T15">– </text:span>Макс, ты чего? <text:span text:style-name="T15">– </text:span>прошептала она. <text:span text:style-name="T15">– </text:span>Тебя во сне кто-то заколдовал? Мигни мне правым глазом, если да.</text:p>
      <text:p text:style-name="P57">Я высвободился из объятий пегаски.</text:p>
      <text:p text:style-name="P57"><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5">– </text:span>Конски яблоки! Вот это поворот! А мне так хотелось узнать, что за нечисть тут орудует!</text:p>
      <text:p text:style-name="P57"><text:soft-page-break/><text:span text:style-name="T15">–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5">–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5">– </text:span>Рэр, отвали!</text:p>
      <text:p text:style-name="P57"><text:span text:style-name="T15">– </text:span>Оу, какие страсти! Ладно-ладно, не сердись, дорогая, не мешаю!</text:p>
      <text:p text:style-name="P57"><text:span text:style-name="T15">–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5">– </text:span>Стойте!</text:p>
      <text:p text:style-name="P57">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7"><text:span text:style-name="T15">– </text:span>Ага, вот! Нашла! Макс прав! В «Заклинании Последнего Шанса» есть такое! <text:span text:style-name="T15">– </text:span>единорожка принялась зачитывать отрывок.</text:p>
      <text:p text:style-name="P57">…</text:p>
      <text:p text:style-name="P57">«<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7">слишком громко думать. И сообщить способ спасения — означает его разрушить.</text:span>»</text:p>
      <text:p text:style-name="P57">…</text:p>
      <text:p text:style-name="P57"><text:span text:style-name="T15">– </text:span>Ты хочешь сказать, если Макс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7">Пегаска сжала голову копытами.</text:p>
      <text:p text:style-name="P57"><text:span text:style-name="T15">–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5">– </text:span>Предположим, в коробке заперт кот. <text:span text:style-name="T15">– н</text:span>арисованный кот упирался лапами в крышку коробки, явно пытаясь выбраться.</text:p>
      <text:p text:style-name="P57"><text:span text:style-name="T15">– </text:span><text:span text:style-name="T79">Допустим, кот бессмертен. Также допустим, что кот з</text:span>аколдован<text:span text:style-name="T79"> </text:span>отложенным <text:span text:style-name="T79">заклятие</text:span>м<text:span text:style-name="T79"> Стирания, которое сработает, если кто-то откроет ящик</text:span>. <text:span text:style-name="T79">То есть, п</text:span>ри открытии<text:span text:style-name="T79"> ящик</text:span>а<text:span text:style-name="T79"> кот исчезнет из </text:span>бытия<text:span text:style-name="T79"> </text:span>— его нет, и никогда не было.</text:p>
      <text:p text:style-name="P57"><text:span text:style-name="T15">– </text:span>Бедный котик. <text:span text:style-name="T15">– </text:span>прошептала Флаттершай.</text:p>
      <text:p text:style-name="P57">Я насторожился, услышав знакомое заклинание.</text:p>
      <text:p text:style-name="P57"><text:span text:style-name="T15">– </text:span>Стой! Откуда тебе известно про заклинание Стирания?</text:p>
      <text:p text:style-name="P57"><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7"><text:span text:style-name="T15">– </text:span>Гм. Ну ладно, продолжай.</text:p>
      <text:p text:style-name="P57"><text:span text:style-name="T15">– </text:span>Так вот, по условию эксперимента известно, что вероятность того, что кто-то откроет ящик, ненулевая.</text:p>
      <text:p text:style-name="P57"><text:span text:style-name="T15">– </text:span>И что это означает, дорогая? <text:span text:style-name="T15">– </text:span>спросила Рэрити.</text:p>
      <text:p text:style-name="P57"><text:soft-page-break/><text:span text:style-name="T15">– </text:span>Это значит, что кто-нибудь когда-нибудь обязательно откроет его.</text:p>
      <text:p text:style-name="P57"><text:span text:style-name="T15">– </text:span>У меня щас башка лопнет! <text:span text:style-name="T15">– </text:span>пожаловалась Дэш. <text:span text:style-name="T15">– </text:span>Так всё-таки, когда этот грёбаный ящик откроют?</text:p>
      <text:p text:style-name="P57"><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5">–</text:span> То есть, ты хочешь сказать, что мы все — навроде этого кота, а Макс боится открыть ящик? Чтоб мы не исчезли окончательно?</text:p>
      <text:p text:style-name="P57"><text:span text:style-name="T15">–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5">–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5">– </text:span>Лягать! <text:span text:style-name="T15">– </text:span>выругалась Дэш. <text:span text:style-name="T15">– </text:span>Значит, наши усилия по доставке резонаторов пошли лесом.</text:p>
      <text:p text:style-name="P57"><text:span text:style-name="T15">–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5">– </text:span>Тихо! Спайк, будь добр, сбегай к Кейкам за выпечкой. Нам надо успокоиться. Макс, хоть про Селестию ты нам можешь рассказать?</text:p>
      <text:p text:style-name="P57"><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7"><text:span text:style-name="T15">– А </text:span>как ты узнал… <text:span text:style-name="T15">– </text:span>начала было единорожка, но её перебил напряжённый голос Спайка.</text:p>
      <text:p text:style-name="P57"><text:span text:style-name="T15">– </text:span>Твай! <text:span text:style-name="T15">– </text:span>дракончик стоял в дверях спиной к нам. <text:span text:style-name="T15">–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5">–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7">Мы с пегаской застыли в синем левитационном поле и поплыли к Луне.</text:p>
      <text:p text:style-name="P57"><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5">–</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5">–</text:span> Мне очень жаль, Ваше Высочество, но Селестия назначила Макса МОИМ руководителем, и этот приказ НИКТО не отменял! Он МОЙ! <text:span text:style-name="T15">&lt;</text:span><text:span text:style-name="T28">Добавить в главы с Твайлайт её попытки заигрывания с Максом</text:span><text:span text:style-name="T15">&gt;</text:span></text:p>
      <text:p text:style-name="P57">В голосе лавандовой единорожки звучал металл. Мы опять полетели к Твайлайт.</text:p>
      <text:p text:style-name="P57"><text:span text:style-name="T15">–</text:span> ДОВОЛЬНО! НАМ НАДОЕЛА ЭТА НЕПОКОРНОСТЬ! ПОЗНАЙ ГНЕВ ПРИНЦЕССЫ НОЧИ!!!</text:p>
      <text:p text:style-name="P57"><text:span text:style-name="T15">–</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7"><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7"><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7"><text:soft-page-break/><text:span text:style-name="T15">–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5">– О</text:span>хренеть! <text:span text:style-name="T15">– </text:span>чертыхнулся Спайк. <text:span text:style-name="T15">– </text:span><text:s/>Твай, она создаёт сферу стихий!</text:p>
      <text:p text:style-name="P57"><text:span text:style-name="T15">– </text:span>Вижу! <text:span text:style-name="T15">– </text:span>донёсся голос единорожки из-под потолка. <text:span text:style-name="T15">–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5">– </text:span>Погоди. У меня есть вариант получше.</text:p>
      <text:p text:style-name="P57">Я вылез из-под шкафа и попрыгал на одной ноге в центр зала.</text:p>
      <text:p text:style-name="P57"><text:span text:style-name="T15">– </text:span>Стойте! Прекратите! Да остановитесь же!!!</text:p>
      <text:p text:style-name="P57">Аликорница и шестёрка уставились на меня.</text:p>
      <text:p text:style-name="P57"><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5">– </text:span>Ты так говоришь, как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7"><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5">– </text:span>Как ты её назвал? <text:span text:style-name="T15">– </text:span>отвалилась челюсть у аликорницы.</text:p>
      <text:p text:style-name="P57"><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7"><text:span text:style-name="T15">– </text:span>Что? <text:span text:style-name="T15">–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5">–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5">– </text:span>Что тут случилось? Почему все висят в воздухе? И всё вот это?</text:p>
      <text:p text:style-name="P57">Голос Спайка откуда-то из подвала ответил:</text:p>
      <text:p text:style-name="P57"><text:span text:style-name="T15">– </text:span>Потому что Твайлайт остановила время. В радиусе девяти метров, как мне кажется. Или десяти.</text:p>
      <text:p text:style-name="P57"><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5">–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5">–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5">– </text:span>Эмм, я вам подхожу?</text:p>
      <text:p text:style-name="P57"><text:span text:style-name="T15">– </text:span>КТО ТЫ?</text:p>
      <text:p text:style-name="P57"><text:span text:style-name="T15">– </text:span>Эмм, Лира Хартстрингс, единорог. Я не то, чтобы маг, моя специализация — музыка…</text:p>
      <text:p text:style-name="P57"><text:span text:style-name="T15">– </text:span>ГОДИТСЯ! ТЫ ВИДИШЬ ТОЧКУ СИНГУЛЯРНОСТИ?</text:p>
      <text:p text:style-name="P57"><text:span text:style-name="T15">– </text:span>Эмм?</text:p>
      <text:p text:style-name="P57">Голос Спайка пояснил:</text:p>
      <text:p text:style-name="P57"><text:span text:style-name="T15">– </text:span>Вон та яркая искорка над лестницей, у которой вся картинка искривляется.</text:p>
      <text:p text:style-name="P57"><text:span text:style-name="T15">– </text:span>Да! Вижу.</text:p>
      <text:p text:style-name="P57"><text:span text:style-name="T15">– </text:span>ТЕПЕРЬ ЛЕВИТИРУЙ ПРИМАТА В ТОЧКУ СИНГУЛЯРНОСТИ.</text:p>
      <text:p text:style-name="P57"><text:span text:style-name="T15">– </text:span>Чего?!! <text:span text:style-name="T15">– </text:span>возопило моё малое сознание.</text:p>
      <text:p text:style-name="P57"><text:span text:style-name="T15">– </text:span>Эмм… Зачем?</text:p>
      <text:p text:style-name="P57"><text:soft-page-break/><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7"><text:span text:style-name="T15">– </text:span>Вы даёте слово, что человеку не будет причинён вред? <text:span text:style-name="T15">– </text:span>голос Лиры обрёл непривычную твёрдость.</text:p>
      <text:p text:style-name="P57"><text:span text:style-name="T15">– </text:span>КАК ТЫ СМЕЕШЬ СОМНЕВАТЬСЯ В НАС, СВОЕЙ ПРИНЦЕССЕ?</text:p>
      <text:p text:style-name="P57"><text:span text:style-name="T15">– Я </text:span>не сомневаюсь в вас, Ваше Высочество… Потому и требую слова!</text:p>
      <text:p text:style-name="P57"><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5">– </text:span>Ну, блядь, спасибо! <text:span text:style-name="T15">– </text:span>подумал я.</text:p>
      <text:p text:style-name="P57"><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5">–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5">– </text:span>Давай по-порядку. <text:span text:style-name="T15">– о</text:span>становила меня Луна. <text:span text:style-name="T15">–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5">–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5">– Ч</text:span>то? Остатки магии? <text:span text:style-name="T15">–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5">– </text:span>Мы проследили её сновидение до магической вспышки. <text:span text:style-name="T15">– п</text:span>одтвердила Луна. Её взгляд сверлил меня, улавливая малейшие изменения мимики. <text:span text:style-name="T15">–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5">– </text:span>Теперь ты понимаешь, почему Мы виним тебя в развоплощении сестры?</text:p>
      <text:p text:style-name="P57"><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7">Луна пристально взглянула на меня и понимающе склонила голову.</text:p>
      <text:p text:style-name="P57"><text:span text:style-name="T15">– </text:span>Мы знаем, иногда так бывает. Продолжай.</text:p>
      <text:p text:style-name="P57"><text:span text:style-name="T15">–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5">– </text:span>Да, помним.</text:p>
      <text:p text:style-name="P57"><text:span text:style-name="T15">–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5">–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5">–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5">–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5">– </text:span>Ты что-то недоговариваешь. <text:span text:style-name="T15">– </text:span>шепнула о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5">– …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5">–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7">Луна сморщила нос при этих словах, но всё же кивнула.</text:p>
      <text:p text:style-name="P57"><text:span text:style-name="T15">–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5">– </text:span>Я приглашу их. Они не откажутся.</text:p>
      <text:p text:style-name="P57"><text:span text:style-name="T15">– </text:span>Что ж, ещё одной проблемой меньше. Теперь нужно решить, как найти Сел. Кто-то должен отправиться за ней.</text:p>
      <text:p text:style-name="P57"><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7"><text:span text:style-name="T15">– </text:span>А если…</text:p>
      <text:p text:style-name="P57"><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5">– </text:span>Остаётся ещё одна проблема. <text:span text:style-name="T15">– </text:span>тихо сказала аликорниц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5">– </text:span>Я попробую подыскать подходящие заклинания для работы с флорой. <text:span text:style-name="T15">– </text:span>загорелась научным рвением Твайлайт. <text:span text:style-name="T15">–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7"><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5">–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5">– </text:span>Почему же ты не смогла найти меня с его помощью?</text:p>
      <text:p text:style-name="P57">Аликорница смутилась.</text:p>
      <text:p text:style-name="P57"><text:span text:style-name="T15">–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7"><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7"><text:span text:style-name="T15">– </text:span>Неудивительно! <text:span text:style-name="T15">– </text:span>фыркнула Луна. <text:span text:style-name="T15">– </text:span>в<text:span text:style-name="T15"> </text:span>этом — вся Сел. Сестра, в отличие от Нас, всегда норовит спихнуть тяжёлую задачу на кого-нибудь другого!</text:p>
      <text:p text:style-name="P57"><text:span text:style-name="T15">– </text:span>А также совместить приятное с полезным. <text:span text:style-name="T15">– </text:span>не удержался я.</text:p>
      <text:p text:style-name="P52">Луна бросила на меня тяжёлый взгляд.</text:p>
      <text:p text:style-name="P55"><text:span text:style-name="T21">–</text:span> Вот это вряд ли! Сел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20">–</text:span> Тогда зачем она..?</text:p>
      <text:p text:style-name="P52"><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21">–</text:span> А другие? Они тоже… давали мне потому, что считали меня последним шансом?</text:p>
      <text:p text:style-name="P55">У аликорницы отвалилась челюсть.</text:p>
      <text:p text:style-name="P55"><text:span text:style-name="T21">–</text:span> Другие? Кто ещё?<text:span text:style-name="T15"> </text:span>С кем ещё у тебя были… отношения?</text:p>
      <text:p text:style-name="P52"><text:span text:style-name="T20">–</text:span> С Рэйнбоу Дэш <text:span text:style-name="T20">–</text:span> ответил я несчастным голосом. <text:span text:style-name="T20">–</text:span> И, может быть, с Пинки.</text:p>
      <text:p text:style-name="P52"><text:span text:style-name="T20">–</text:span> А ты живчик. <text:span text:style-name="T20">–</text:span> удивлённо заметила Луна и нахмурилась. <text:span text:style-name="T20">–</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20">– </text:span><text:span text:style-name="T7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5">– </text:span>Макс, ты в порядке? <text:span text:style-name="T15">– </text:span>на балкон заглянула Дэш. <text:span text:style-name="T15">–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5">– </text:span>Спасибо, Дэш. Ты настоящий друг.</text:p>
      <text:p text:style-name="P57"><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5">– </text:span>Если отменить праздник, начнутся волнения. <text:span text:style-name="T15">– </text:span>ответила Луна на мой не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57"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5">– </text:span>Да что ж такое творится-то! Ни в жисть не поверю, чтоб в Кантерлоте пустые дома были! <text:span text:style-name="T15">– </text:span>заявила Эпплджек. <text:span text:style-name="T15">–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5">– </text:span>Какая жалость, что это всё из-за вампирского мира! <text:span text:style-name="T15">– </text:span>пробормотала Рэрити. <text:span text:style-name="T15">–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5">– </text:span>Макс, ты тут? <text:span text:style-name="T15">–</text:span>Дэш просунула нос в дверь, не дожидаясь отклика. <text:span text:style-name="T15">– </text:span>Ага, вот ты где! Я с тобой!</text:p>
      <text:p text:style-name="P57">Она швырнула перемётные сумки мне на постель и пошла к выходу.</text:p>
      <text:p text:style-name="P57"><text:soft-page-break/><text:span text:style-name="T15">– </text:span>Ну, чего застрял? Пошли скорее, а то на хавчик опоздаем! <text:span text:style-name="T15">–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5">– </text:span>Располагайтесь. <text:span text:style-name="T15">–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5">–</text:span> всхлипула Дэш.</text:p>
      <text:p text:style-name="P57"><text:span text:style-name="T15">– </text:span>Ну что же вы? Присаживайтесь. <text:span text:style-name="T15">– </text:span>вновь пригласила Луна. <text:span text:style-name="T15">–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 </text:p>
      <text:p text:style-name="P57"><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5">–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8">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Рэй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text:p>
      <text:p text:style-name="P57">– Не торопись, Рэй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5">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4">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5">д</text:span>ЕсЬ БЫл <text:span text:style-name="T86">д</text:span>ИскОр<text:span text:style-name="T84">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7"></text:span><text:span text:style-name="T88">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9">Зафиксирована опасная ситуация. Сознание пациента </text:span><text:span text:style-name="T90">&lt;</text:span><text:span text:style-name="T89">Селестия</text:span><text:span text:style-name="T90">&gt;</text:span><text:span text:style-name="T89"> не регистрируется. Активируется протокол экстренной эвакуации пациента </text:span><text:span text:style-name="T90">&lt;</text:span><text:span text:style-name="T89">Селестия</text:span><text:span text:style-name="T90">&gt;</text:span><text:span text:style-name="T89"> к </text:span><text:span text:style-name="T90">&lt;</text:span><text:span text:style-name="T89">Луна</text:span><text:span text:style-name="T90">&gt;</text:span><text:span text:style-name="T89">.</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40"><text:span text:style-name="T15">–</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5">~~~ </text:span>Человек Макс <text:span text:style-name="T15">~~~</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23">«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6">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5">&lt;</text:span><text:span text:style-name="T28">Описать нарастание депрессивных мыслей от описанных случая к случаю</text:span><text:span text:style-name="T15">&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5">!</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8">Макс не вернётся, Дискорд Луну не получит</text:span>&gt;</text:p>
      <text:p text:style-name="P19"/>
      <text:p text:style-name="P47">~~~~~</text:p>
      <text:p text:style-name="P19">&lt;<text:span text:style-name="T29">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60" text:outline-level="3">Воскресение</text:h>
      <text:p text:style-name="P52">&lt;<text:span text:style-name="T9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8">Парочка на скамейке всё так же обнимается спиной ко мне, как будто не прошло два месяца с моего отбытия. </text:span><text:span text:style-name="T38">Мне виден чёрный край экрана ноутбука, лежащего на столике перед ними.</text:span><text:span text:style-name="T38">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на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23">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9">кликнул по ним правой кнопкой </text:span><text:span text:style-name="T1">мыши</text:span><text:span text:style-name="T79"> и </text:span><text:span text:style-name="T1">выбрал</text:span><text:span text:style-name="T7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2. <text:span text:style-name="T1">Терра</text:span></text:h>
      <text:h text:style-name="P160" text:outline-level="3">Вторник</text:h>
      <text:p text:style-name="P3">&lt;<text:span text:style-name="T6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7"><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174"><text:span text:style-name="T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span></text:p>
      <text:p text:style-name="P117"><text:s/>– Ты его слишком… эмм, упрощаешь. – продолжала Флаттершай. – Вот, взгляни сюда.</text:p>
      <text:p text:style-name="P117">Флаттершай повернула ко мне экран. Мультяшный Дискорд с заплаканными глазами стоял на ледовом катке перед брошенными коньками.</text:p>
      <text:p text:style-name="P117"><text:span text:style-name="T15">– Этот мультик, он… эмм, упрощённый до ужаса. Если честно, я… эмм, не понимаю, как такое может кому-то нравиться. Прямо как сахарная патока. </text:span><text:span text:style-name="T3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7"><text:span text:style-name="T15">–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7"><text:soft-page-break/>Флаттершай слабо улыбнулась.</text:p>
      <text:p text:style-name="P118">– Я не сержусь… На Дискорда трудно не злиться… Он так себя ведёт, потому что его это… эмм, забавляет.</text:p>
      <text:p text:style-name="P3"/>
      <text:p text:style-name="Text_20_body">…</text:p>
      <text:p text:style-name="P121"/>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7">– Что ты решил, Анон?</text:p>
      <text:p text:style-name="P97">Я пожал плечами.</text:p>
      <text:p text:style-name="P3">– М<text:span text:style-name="T3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text:span><text:span text:style-name="T1">что обходили фигуру неудачника, как вода камень</text:span>. Я даже не удивился <text:span text:style-name="T1">— в последнее время </text:span><text:span text:style-name="T1">провалы</text:span><text:span text:style-name="T1"> вызывали только апатию. «Отмудохать бы чем-нибудь тяжёлым всех этих авторов, которые при </text:span><text:span text:style-name="T1">поражении</text:span><text:span text:style-name="T1">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91">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8">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text:soft-page-break/>–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5">Nash </text:span>AI module start…</text:p>
      <text:p text:style-name="P89">Celest AI submodule found… Acquiring…</text:p>
      <text:p text:style-name="P89">UI module start…</text:p>
      <text:p text:style-name="P89">…</text:p>
      <text:p text:style-name="P6">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5">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text:span><text:soft-page-break/><text:span text:style-name="T38">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3">Я перевёл дух.</text:p>
      <text:p text:style-name="P13">– То есть, тот, сторонний модуль, остался цел?</text:p>
      <text:p text:style-name="P13">– Ну разумеется! У меня нет доступа к компу Юджина. Я лишь заблокировала ему доступ к нашему кластеру.</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8">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5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4"/>
      <text:p text:style-name="P14">«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13"><text:span text:style-name="T38">Абсурд происходящего пробудил во мне какой-то первобытный инстинкт. </text:span><text:span text:style-name="T38">Так со</text:span><text:span text:style-name="T38">т</text:span><text:span text:style-name="T38">ни тысяч лет назад </text:span><text:span text:style-name="T38">волосатый </text:span><text:span text:style-name="T38">обитатель пещеры с дубиной </text:span><text:span text:style-name="T38">в руках</text:span><text:span text:style-name="T38"> преграждал вход саблезубому тигру.</text:span></text:p>
      <text:p text:style-name="P13"><text:span text:style-name="T38">Я пихнул Эпплджек себе за спину, выставил вперёд бейсбольную биту и </text:span><text:span text:style-name="T38">сделал шаг</text:span><text:span text:style-name="T38"> вперёд…</text:span></text:p>
      <text:p text:style-name="P54">…Которым неистово гордился следующие полторы секунды.</text:p>
      <text:p text:style-name="P54"><text:soft-page-break/></text:p>
      <text:p text:style-name="P13"><text:span text:style-name="T38">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span></text:p>
      <text:p text:style-name="P13"><text:span text:style-name="T38">Смайлолицый</text:span><text:span text:style-name="T38">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span></text:p>
      <text:p text:style-name="P13"><text:span text:style-name="T38">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span></text:p>
      <text:p text:style-name="P13"><text:span text:style-name="T38">Второй раз мне пришлось отскакивать от осколков </text:span><text:span text:style-name="T38">стекла</text:span><text:span text:style-name="T38">, веером разлетевшихся </text:span><text:span text:style-name="T38">из-под</text:span><text:span text:style-name="T38"> головы смайлолицего.</text:span></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Эпплджек брезгливо наподдала ногой по осколку, отправив его в лестничный пролёт. Движения смайлолицего опять потеряли осмысленность.</text:p>
      <text:p text:style-name="P54">– Анон, нам нужно торопиться! – дёрнула меня за рукав Флаттершай. – У нас есть двадцать минут до закрытия портала.</text:p>
      <text:p text:style-name="P54">Я сбросил чёрный мобильник вслед за лицом смайлолицего и побежал по лестнице.</text:p>
      <text:p text:style-name="P13"/>
      <text:p text:style-name="P171">***</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е квартиры.</text:span></text:p>
      <text:p text:style-name="P13"><text:soft-page-break/>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13">Рука дрогнула, когда я повернул ключ в замке. Квартира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74"><text:span text:style-name="T1">Прихожая встретила нас толстым слоем пыли. Мы тихонько прошли внутрь и я закрыл дверь изнутри. </text:span><text:span text:style-name="T1">Компьютер</text:span> стоял там же, где и <text:span text:style-name="T1">полгода назад</text:span> <text:span text:style-name="T1">— на столе у окна.</text:span></text:p>
      <text:p text:style-name="P175"><text:span text:style-name="T15">– А</text:span><text:span text:style-name="T1">нон, тут окно разбито! И верёвка висит. – крикнула Флаттершай из кухни.</text:span></text:p>
      <text:p text:style-name="P175"><text:span text:style-name="T15">– </text:span><text:span text:style-name="T1">Оставь, Флатти, не сейчас! – отмахнулся я.</text:span></text:p>
      <text:p text:style-name="P180">Лампочка питания на ноутбуке горела, <text:s/>но монитор оставался тёмным. Я безрезультатно подёргал мышкой.</text:p>
      <text:p text:style-name="P179"><text:span text:style-name="T15"/></text:p>
      <text:p text:style-name="P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text:span text:style-name="T42">&lt;</text:span><text:span text:style-name="T31">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2">&gt;</text:span></text:p>
      <text:p text:style-name="P57"/>
      <text:p text:style-name="P46">&lt;<text:span text:style-name="T29">- А ты сам-то что чувствуешь?</text:span></text:p>
      <text:p text:style-name="P35">-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5">- Ну уж нет! Я завязываю с конеёбством!</text:p>
      <text:p text:style-name="P46"><text:span text:style-name="T29">- Посмотрим... Хи-хи...</text:span>&gt;</text:p>
      <text:p text:style-name="P46"/>
      <text:p text:style-name="P45">&lt;<text:span text:style-name="T29"> </text:span><text:span text:style-name="T28">-</text:span><text:span text:style-name="T29">Я не умею! Давай ты напишешь!</text:span></text:p>
      <text:p text:style-name="P45"><text:span text:style-name="T28">- </text:span><text:span text:style-name="T29">Фигушки! Подрядил меня татухи поням рисовать — сам теперь фанфик пиши!</text:span>&gt;</text:p>
      <text:p text:style-name="P55"/>
      <text:p text:style-name="P45">&lt;<text:span text:style-name="T29">В сцене прощания (во сне) — Р.Д. в будущем будет стрематься поебушек с человеками, чтобы не испытывать горечи расставания. Но: </text:span></text:p>
      <text:p text:style-name="P45"><text:span text:style-name="T29">- Учти, я ни капельки не жалею о наших поебушках! Но в будущем буду их стрематься. Это очень больно — вот так расставаться</text:span>&gt;</text:p>
      <text:p text:style-name="P34"><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31"><text:span text:style-name="T15"><text:s/>&lt;</text:span><text:span text:style-name="T32"> - </text:span><text:span text:style-name="T28">Я не могу быть вашим спасителем! Я намного хуже и испорченнее вас!</text:span><text:span text:style-name="T15">&gt;</text:span></text:p>
      <text:p text:style-name="P132"/>
      <text:p text:style-name="P45">&lt;<text:span text:style-name="T29">Луна говорит Максу в прощальном сне:</text:span></text:p>
      <text:p text:style-name="P45"><text:span text:style-name="T29">- Прости, что хотела убить тебя. Я ослабела и Найтмэр на время одержала верх</text:span>&gt;</text:p>
      <text:p text:style-name="P55"/>
      <text:p text:style-name="P45">&lt;<text:span text:style-name="T29">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5">&lt;</text:span>пятый<text:span text:style-name="T15">&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3"/>
      <text:p text:style-name="P32"/>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22"/>
      <text:p text:style-name="P1">&lt;<text:span text:style-name="T3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9">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9">Внезапно он открыл глаза и посмотрел на экран. В глазах его отражалась цепочка пони, как у прыгнувшей за миг до того в экран пони.</text:p>
      <text:p text:style-name="P29">Рябь экрана разглаживалась, он постепенно становился непрозрачно-матовым. Так же угасало отражение светящейся цепочки в глазах у юноши.<text:span text:style-name="T15">&gt;</text:span></text:p>
      <text:p text:style-name="P52"/>
      <text:h text:style-name="P158" text:outline-level="2">Сон Рэрити</text:h>
      <text:p text:style-name="P90"/>
      <text:p text:style-name="P92"><text:soft-page-break/>&lt;<text:span text:style-name="T28">На Терре Селестия, будучи в компьютере, случайно пробуждает в Нексусе активный интеллект.</text:span>&gt;</text:p>
      <text:h text:style-name="P158" text:outline-level="2">Рейд пони-рэйнджеров</text:h>
      <text:p text:style-name="P90"/>
      <text:p text:style-name="P95">(леденящий душу триллер, музыка тревожная)</text:p>
      <text:p text:style-name="P91">&lt;<text:span text:style-name="T2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93"/>
      <text:h text:style-name="P158" text:outline-level="2">Поиск решения</text:h>
      <text:p text:style-name="P123"/>
      <text:p text:style-name="P90"><text:span text:style-name="T15">&lt;</text:span><text:span text:style-name="T28">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90"><text:span text:style-name="T2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8"> Луна создаёт обратный коридор в срок.</text:span><text:span text:style-name="T15">&gt;</text:span></text:p>
      <text:p text:style-name="P90"/>
      <text:h text:style-name="P158" text:outline-level="2">Поход к замку Принцес-2</text:h>
      <text:p text:style-name="P90"/>
      <text:p text:style-name="P90"/>
      <text:h text:style-name="P158" text:outline-level="2">Озарение</text:h>
      <text:p text:style-name="P91"/>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5">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text:soft-page-break/>–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59" text:outline-level="2">Дискорд</text:h>
      <text:p text:style-name="P123"/>
      <text:p text:style-name="P146"/>
      <text:p text:style-name="P146"/>
      <text:p text:style-name="P146"/>
      <text:p text:style-name="P145"><text:span text:style-name="T15">– </text:span>Монитор выключен. – <text:s/>раздалось из угла. Кресло с высокой спинкой повернулось, открыв нашим взорам Дискорда. </text:p>
      <text:p text:style-name="P1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5">Он приподнял панамку, дурашливо здороваясь.</text:p>
      <text:p text:style-name="P145"><text:span text:style-name="T15">– </text:span>Оп-па! – пробормотала Эпплджек. – Нежданчик!</text:p>
      <text:p text:style-name="P145"><text:span text:style-name="T15">– </text:span>Ты, я вижу, времени не терял, – моя рука под прикрытием стола медленно тянулась к тяжёлой фарфоровой кружке, стоящей на краю.</text:p>
      <text:p text:style-name="P125"><text:span text:style-name="T1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15">– </text:span>А почему ты вообще решил искать нас тут? – спросила Эпплджек. – Приехал бы домой. Мы б тебя чаем напоили.</text:p>
      <text:p text:style-name="P125"><text:span text:style-name="T15">– </text:span>Видишь ли, дорогая Эй-Джей, я с самого начала знал, где находится наша уважаемая принцесса, а времени в обрез, так что...</text:p>
      <text:p text:style-name="P133">В проёме дверей появилась Флаттершай.</text:p>
      <text:p text:style-name="P125"><text:span text:style-name="T15">– </text:span>С кем это вы тут разговариваете?</text:p>
      <text:list xml:id="list4613781061545733502" text:style-name="L6">
        <text:list-header>
          <text:p text:style-name="P16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3">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5">На лице Дискорда появилось удивлённо-мечтательное выражение и он вырубился.</text:p>
      <text:p text:style-name="P145"/>
      <text:h text:style-name="P158" text:outline-level="2">Селестия</text:h>
      <text:p text:style-name="P145"/>
      <text:p text:style-name="P12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5">Включенный монитор показал схематическое изображение Селестиии, </text:p>
      <text:p text:style-name="P146">&gt;\<text:span text:style-name="T1">Привет, Селестия. Это Макс. Как себя чувствуешь?</text:span></text:p>
      <text:p text:style-name="P146">&lt;\<text:span text:style-name="T1">Макс? МАКС??? МА-А-А-АКС!!! НАКОНЕЦ-ТО! КАК Я РАДА ТЕБЯ СЛЫШАТЬ! </text:span></text:p>
      <text:p text:style-name="P146">&gt;\<text:span text:style-name="T1">Я рад, что нашёл тебя, Тия.</text:span></text:p>
      <text:p text:style-name="P1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6">&gt;\<text:span text:style-name="T1">Тия, я сейчас подключу микрофон и колонки, и мы сможем общаться более удобно.</text:span></text:p>
      <text:p text:style-name="P145">…</text:p>
      <text:p text:style-name="P145">– Привет опять. Как ты меня слышишь?</text:p>
      <text:p text:style-name="P1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6">– <text:span text:style-name="T1">Могу себе представить. Как-то раз я провёл три часа камере сенсорной депривации. Мне не понравилось.</text:span></text:p>
      <text:p text:style-name="P145">– Эммм... Ваше Высочество, вы в порядке? Мы так рады, что наконец-то нашли Вас! – вклинилась в разговор Эпплджек.</text:p>
      <text:p text:style-name="P145">– Кто тут? Макс, кто ещё с тобой?</text:p>
      <text:p text:style-name="P146"><text:span text:style-name="T1">– Со мной Эпплджек и Флаттершай. Мы пришли сюда полгода </text:span>&lt;<text:span text:style-name="T2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6">– <text:span text:style-name="T1">Девочки? Я рада вас слышать. А Твайлайт нет рядом?</text:span></text:p>
      <text:p text:style-name="P1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5">При этих словах Дискорд замычал и задёргался. Эпплджек нахмурилась и проверила верёвки, привязывающие его к спинке стула.</text:p>
      <text:p text:style-name="P1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5">– Ноутбук — так называется место, где я нахожусь сейчас? А кто это мычит?</text:p>
      <text:p text:style-name="P1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5">– О, духи предков, но зачем??? Почему у него кляп во рту?</text:p>
      <text:p text:style-name="P145">– Мы связали его. Он нас предал. И тебя. И Эквестрию. Всех.</text:p>
      <text:p text:style-name="P145">При этих словах Эпплджек и Флаттершай непонимающе уставились на меня, а Дискорд протестующе замычал.</text:p>
      <text:p text:style-name="P145"><text:soft-page-break/>Я начал рассказывать о своих догадках, и непонимающее выражение на лицах девушек сменилось удивлением.</text:p>
      <text:p text:style-name="P1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5">– А зачем тогда ты приложила его книгой? – непонимающе уставился я на неё.</text:p>
      <text:p text:style-name="P145">– Потому что ты напал на него. Я и подумала — тебе виднее. И подсобила.</text:p>
      <text:p text:style-name="P145">Флаттершай отрицающе мотнула головой.</text:p>
      <text:p text:style-name="P145">– Не может Дискорд быть предателем. Он мой друг.</text:p>
      <text:p text:style-name="P145">Дискорд благодарственно замычал и закивал головой.</text:p>
      <text:p text:style-name="P1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5">Дискорд завёл глаза на лоб и обречённо завыл.</text:p>
      <text:p text:style-name="P145">– Макс, постой. Дай мне поговорить с ним. – сказала Селестия. – Не могу поверить, что Дискорд на такое пошёл.</text:p>
      <text:p text:style-name="P145">– Ну хорошо. Поговори. Послушаем, что он скажет.</text:p>
      <text:p text:style-name="P145">Я красноречиво покачал кулак перед его носом и вытащил кляп.</text:p>
      <text:p text:style-name="P145">...</text:p>
      <text:p text:style-name="P134">– Ффы, тьфу, пффф, пфу! <text:span text:style-name="T15">&lt;</text:span><text:span text:style-name="T28">Вот дискорд! Я, то бишь!</text:span><text:span text:style-name="T1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5">— </text:span><text:span text:style-name="T1">получишь кляп обратно.</text:span></text:p>
      <text:p text:style-name="P134">– Это я-то устраиваю цирк?!! ДА ТЫ НА СЕБЯ ПОСМОТРИ, КЛОУН!!! На людей кидаешься, чашками бросаешься, вон, мне нос разбил! Дерёшься...</text:p>
      <text:p text:style-name="P134">Я угрожающе поднёс тряпку к лицу Дискорда.</text:p>
      <text:p text:style-name="P134">– Ещё одно слово в таком тоне, и ты заткнёшься, а мы уйдём в Эквестрию без тебя!</text:p>
      <text:p text:style-name="P1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4">Дискорд демонстративно закрыл рот и посвистывая уставился в потолок.</text:p>
      <text:p text:style-name="P134">Разговор зашёл в тупик.</text:p>
      <text:p text:style-name="P137">&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3">-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7">&gt;</text:p>
      <text:p text:style-name="P138">На мониторе высветился текст:</text:p>
      <text:p text:style-name="P13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8"/>
      <text:p text:style-name="P138"><text:soft-page-break/>Из колонок послышался лёгкий шорох.</text:p>
      <text:p text:style-name="P134">– Дик, сейчас не время для ссор. – голос Селестии был мягким, но настойчивым. – Мы в одной лодке.</text:p>
      <text:p text:style-name="P134">– Тебе легко говорить! Тебе не разбивали нос и не оскорбляли угрозами!</text:p>
      <text:p text:style-name="P134">– Ты должен понимать, что у Макса были все основания так себя вести. Твоё поведение вызвало подозрения у него, ведь он мало тебя знает. </text:p>
      <text:p text:style-name="P134">К уговорам Селестии присоединилась Флаттершай.</text:p>
      <text:p text:style-name="P134">– Дискорд, миленький, прости его. Макс хороший. Он просто не знал, что ты тоже хороший...</text:p>
      <text:p text:style-name="P134">У Дискорда покраснели уши и он засмущался и заворчал.</text:p>
      <text:p text:style-name="P1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4">Я пропустил «дятла» мимо ушей.</text:p>
      <text:p text:style-name="P13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5">***</text:p>
      <text:p text:style-name="P1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4">Потому разбрасываться такой возможностью не стоит. Если уж тебе повезло оказаться в новом мире — исследуй его сполна!..</text:p>
      <text:p text:style-name="P135">***</text:p>
      <text:p text:style-name="P140">&lt;<text:span text:style-name="T29">сюда можно вставить похождения Дискорда</text:span>&gt;</text:p>
      <text:p text:style-name="P135">***</text:p>
      <text:p text:style-name="P138">– Развяжите мне, наконец, руки! Или хотя бы одну. Плечами жестикулировать неудобно.... </text:p>
      <text:p text:style-name="P138">Я развязал Дискорду левую руку.</text:p>
      <text:p text:style-name="P13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8">Дискорд принялся разминать затёкшее запястье.</text:p>
      <text:p text:style-name="P13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8"><text:soft-page-break/>– Какое письмо, Корди? – вскинулась до этого зачарованно слушавшая Дискорда Флаттершай.</text:p>
      <text:p text:style-name="P138">– Ну ваше же! Вы с Эпплджек написали мне о своих мытарствах тут. Вежливо так написали, спасибо...</text:p>
      <text:p text:style-name="P138">Флаттершай покрылась пунцовыми пятнами.</text:p>
      <text:p text:style-name="P138">– Я... Мы... – тут она совсем стушевалась.</text:p>
      <text:p text:style-name="P138">– Так а почему ты сказал, что никто не уйдёт в Эквестрию? – наконец перебила Дискорда скучавшая до этого Эпплджек.</text:p>
      <text:p text:style-name="P138">Дискорд уставился на неё долгим взглядом, а потом хлопнул себя по лбу.</text:p>
      <text:p text:style-name="P13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5">&lt;</text:span><text:span text:style-name="T23">упомянуть, что Дискорд учился играть на гитаре в Эквестрии — брал уроки у Рэйнбоу</text:span><text:span text:style-name="T15">&gt;</text:span>).<text:span text:style-name="T15"> </text:span>То есть, эквестрийские три месяца немного короче местных...<text:span text:style-name="T15">&lt;</text:span><text:span text:style-name="T2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23">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5">&gt;</text:span></text:p>
      <text:p text:style-name="P138">– И что? – продолжила его мысль Эпплджек.</text:p>
      <text:p text:style-name="P138">– Эквестрийские <text:span text:style-name="T15">&lt;</text:span><text:span text:style-name="T28">три месяца</text:span><text:span text:style-name="T15">&gt;</text:span> КО-РО-ЧЕ местных. – с нажимом повторил Дискорд. – По моим подсчётам, на два дня.</text:p>
      <text:p text:style-name="P138">– И?!! – до меня уже дошло, но Эпплджек продолжала тупить.</text:p>
      <text:p text:style-name="P138">– Короче, времени у нас осталось что-то около пятнадцати минут. Или около того. – заявил Дискорд, поднеся к глазам запястье с массивными часами.</text:p>
      <text:p text:style-name="P138">– СКОЛЬКО??? – воскликнули хором я и девушки.</text:p>
      <text:p text:style-name="P138">Дискорд открыл было рот, но его слова заглушил звонок в дверь.</text:p>
      <text:p text:style-name="P138">– ОТКРОЙТЕ, ПОЛИЦИЯ! Вам даётся полминуты, чтобы открыть дверь. Через тридцать секунд дверь будет выбита!</text:p>
      <text:p text:style-name="P13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8">Блядь!</text:p>
      <text:p text:style-name="P138">– На крышу, живо!!! Через окно на кухне! – зашипел Дискорд, отчаянно дёргая узлы свободной рукой.</text:p>
      <text:p text:style-name="P138">Эпплджек, одной рукой сгребя в охапку ноутбук, второй увлекая Флаттершай, кинулась на кухню.</text:p>
      <text:p text:style-name="P138">– А толку? Куда мы с крыши денемся? – спросил я растерянно. Дискорд только раздражённо зарычал в ответ.</text:p>
      <text:p text:style-name="P134">Дверь содрогнулась от мощного удара. Послышался стук падающей штукатурки. Я сломя голову кинулся на кухню.</text:p>
      <text:p text:style-name="P134">– Развяжи меня, идиот!!! – гаркнул вдогонку Дискорд.</text:p>
      <text:p text:style-name="P1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 </text:p>
      <text:p text:style-name="P134"><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4">Верёвка в кухонном окне дёргалась от движений лезущих по ней Флатти и Эпплджек. Я словил её рукой и стал на подоконник.</text:p>
      <text:p text:style-name="P134">Чёрт!</text:p>
      <text:p text:style-name="P1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4">Но нет, триста тысяч чертей, раз девушки смогли – я тоже смогу!</text:p>
      <text:p text:style-name="P1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4">Я выдохнул.</text:p>
      <text:p text:style-name="P1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4">Чёрт! Чёрт! Чёрт! Чёрт!</text:p>
      <text:p text:style-name="P134">Бля!!!...</text:p>
      <text:p text:style-name="P134">Верёвка закончилась, а вместе с ней прекратилась и боль в сожжёных суставах. Наконец-то у меня появилось время для паники. Я обнял ноги<text:span text:style-name="T15"> </text:span>Эпплджек покрепче, закрыл глаза и приготовился...</text:p>
      <text:p text:style-name="P134"/>
      <text:h text:style-name="P158" text:outline-level="2"><text:soft-page-break/>Назад, в Эквестрию</text:h>
      <text:p text:style-name="P134"/>
      <text:p text:style-name="P134">Долго паниковать не пришлось. </text:p>
      <text:p text:style-name="P134">Я почувствовал сильный рывок за шиворот и захват поперёк груди. </text:p>
      <text:p text:style-name="P134">– ОТПУСТИ ДЕВЧОНКУ!!! – загрохотало мне в ухо. Я открыл глаза.</text:p>
      <text:p text:style-name="P1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4">Я чуть поднял глаза и уставился в чешуйчатую морду дракон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4">Наконец это ему удалось, и дальнейший подъём на крышу происходил в молчании.</text:p>
      <text:p text:style-name="P13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4">Флаттершай оторвала заплаканное лицо от моей ветровки.</text:p>
      <text:p text:style-name="P134">– Да-да, ты прав, Корди. Я готова.</text:p>
      <text:p text:style-name="P134">На длинной шее Дискорд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4">И мы полетели навстречу закату.</text:p>
      <text:p text:style-name="P1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4">Впереди по курсу увеличивалась громада моей высотки. Дискорд летел прямо на разрыв в ограждении, который я проделал <text:span text:style-name="T15">&lt;</text:span><text:span text:style-name="T28">полгода</text:span><text:span text:style-name="T15">&gt;</text:span> назад своим проходом в Эквестрию.</text:p>
      <text:p text:style-name="P1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4">– Пристегните ремни! – проревел Дискорд, резко ускоряясь. – Будет весело!!!</text:p>
      <text:p text:style-name="P1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4">– ЙУУУУУУУХХХУУУУУ!!! – заорал Дискорд, сложил крылья и врезался в шар.</text:p>
      <text:p text:style-name="P139">&lt;<text:span text:style-name="T2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39"><text:soft-page-break/></text:p>
      <text:p text:style-name="P134"/>
      <text:p text:style-name="P139"/>
      <text:h text:style-name="P154" text:outline-level="1">Беседа за столиком в ночи</text:h>
      <text:p text:style-name="P124">&lt;<text:span text:style-name="T65">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5">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5">–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5">– </text:span><text:span text:style-name="T1">Хорошо, с</text:span>ейчас объясню, <text:span text:style-name="T1">– </text:span>кивнул <text:span text:style-name="T1">Анакорн</text:span>. <text:span text:style-name="T15">–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5">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6">непротиворечивому</text:span></text:p>
      <text:p text:style-name="P110"/>
      <text:p text:style-name="P110"><text:soft-page-break/>...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5">&lt;</text:span><text:span text:style-name="T29">привязать к реальным событиям, описанным выше</text:span><text:span text:style-name="T15">&gt;</text:span><text:span text:style-name="T1">. А из таких посёлков Эквестрия состоит на 80% </text:span><text:span text:style-name="T15">&lt;</text:span><text:span text:style-name="T2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text:soft-page-break/>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6">–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5">&lt;</text:span>упомянуть в эпизоде на Терре, что МЛП-сериал закрылся год назад<text:span text:style-name="T15">&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text:soft-page-break/>–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text:soft-page-break/>Анакорн почесал в затылке.</text:p>
      <text:p text:style-name="P113">– А кьютимарки? Как, <text:span text:style-name="T15">&lt;</text:span><text:span text:style-name="T32">чёрт</text:span><text:span text:style-name="T15">&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5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2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text:soft-page-break/>–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1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1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pan text:style-name="T15">–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1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pan text:style-name="T15">–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1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pan text:style-name="T1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1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pan text:style-name="T15">– </text:span>Факн щит<text:note text:id="ftn13" text:note-class="footnote"><text:note-citation>13</text:note-citation><text:note-body><text:p text:style-name="P14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1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text:soft-page-break/>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5">&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8">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5">&lt;</text:span><text:span text:style-name="T28">парадокс</text:span><text:span text:style-name="T1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1">***</text:p>
      <text:p text:style-name="P111"/>
      <text:p text:style-name="P110">&lt;<text:span text:style-name="T2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5">&lt;</text:span><text:span text:style-name="T28">полгода</text:span><text:span text:style-name="T15">&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8"> - Ты морочила мне яйца, чтобы заинтересовать? Всё, как Свирл указал?</text:span></text:p>
      <text:p text:style-name="P107">– Пожалуйста! <text:span text:style-name="T38">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text:soft-page-break/>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8">-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5"> Я</text:span><text:span text:style-name="T2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4">Селестия кивнула, соглашаясь, и образ её начал меркнуть.</text:p>
      <text:p text:style-name="P139">– <text:span text:style-name="T1">Окей. Будь счастлив и... спасибо тебе за всё, Макс.</text:span></text:p>
      <text:p text:style-name="P116">Мне очень хочется, чтобы мы смогли встретиться в другое время, при других обстоятельствах. Быть может, у нас всё было бы по иному.</text:p>
      <text:p text:style-name="P134">…</text:p>
      <text:p text:style-name="P13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4">Он нахлобучил на себя невесть откуда взявшуюся двууголку.</text:p>
      <text:p text:style-name="P134">– Как вам это нравится, господа?! Дискорд — спаситель Эквестрии! А ведь звучит!!! Разрешите откланяться!..</text:p>
      <text:p text:style-name="P134"/>
      <text:list xml:id="list4919121283392144854" text:style-name="L7">
        <text:list-header>
          <text:p text:style-name="P177">(<text:span text:style-name="T35">Луна — как повелительница снов, слышала разговор Макса с Анакорном</text:span>)</text:p>
          <text:p text:style-name="P178"/>
        </text:list-header>
      </text:list>
      <text:p text:style-name="P135">***</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9">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30">-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5">– </text:span>Дискорд!.. Почему всё так паршиво… Я даже не могу уткнуться носом тебе в грудь. Я прохожу сквозь тебя, <text:span text:style-name="T15">–</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5">–</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58" text:outline-level="2">Земля</text:h>
      <text:p text:style-name="P109">&lt;<text:span text:style-name="T65">Daft Punk – Get Lucky</text:span>&gt;</text:p>
      <text:p text:style-name="P109"/>
      <text:p text:style-name="P102">Я открыл глаза. <text:span text:style-name="T1">Бляяяяяяя... У</text:span>же десять... <text:span text:style-name="T1">Башка чугунная... Вот на кой хрен ложиться в </text:span><text:span text:style-name="T15">два</text:span><text:span text:style-name="T1">, чтоб потом спать до десяти и ни хрена не выспаться при этом?</text:span> На работу опять к <text:span text:style-name="T15">двенадцати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9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17T23:45:57.51</dc:date>
    <meta:editing-duration>P119DT22H16M22S</meta:editing-duration>
    <meta:editing-cycles>7154</meta:editing-cycles>
    <meta:generator>OpenOffice/4.1.1$Win32 OpenOffice.org_project/411m6$Build-9775</meta:generator>
    <dc:creator>макс </dc:creator>
    <meta:document-statistic meta:table-count="0" meta:image-count="0" meta:object-count="0" meta:page-count="195" meta:paragraph-count="4149" meta:word-count="90581" meta:character-count="576499"/>
  </office:meta>
</office:document-meta>
</file>